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2010000036200000243F62CC4A64E300971.png" manifest:media-type="image/png"/>
  <manifest:file-entry manifest:full-path="Pictures/100000000000042D000003A504BA1C98C71CB8E2.png" manifest:media-type="image/png"/>
  <manifest:file-entry manifest:full-path="Pictures/10000201000003BB000002FCBF57C68558778FC1.png" manifest:media-type="image/png"/>
  <manifest:file-entry manifest:full-path="Pictures/1000020100000307000002777B7195A912B5446E.png" manifest:media-type="image/png"/>
  <manifest:file-entry manifest:full-path="Pictures/10000000000002030000020F7AEE59942290E008.png" manifest:media-type="image/png"/>
  <manifest:file-entry manifest:full-path="Pictures/100000000000033A00000238A6CBDDDD72A5B4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1" style:family="paragraph" style:parent-style-name="Text_20_body">
      <style:text-properties officeooo:rsid="00735bb5" officeooo:paragraph-rsid="00735bb5"/>
    </style:style>
    <style:style style:name="P82" style:family="paragraph" style:parent-style-name="Text_20_body">
      <style:text-properties officeooo:paragraph-rsid="0074d9ac"/>
    </style:style>
    <style:style style:name="P83" style:family="paragraph" style:parent-style-name="Text_20_body">
      <style:paragraph-properties fo:text-align="center" style:justify-single-word="false"/>
      <style:text-properties officeooo:rsid="007a3eec" officeooo:paragraph-rsid="007a3eec"/>
    </style:style>
    <style:style style:name="P84" style:family="paragraph" style:parent-style-name="Text_20_body">
      <style:text-properties officeooo:rsid="00235922" officeooo:paragraph-rsid="00235922"/>
    </style:style>
    <style:style style:name="P8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6" style:family="paragraph" style:parent-style-name="Text_20_body">
      <style:text-properties fo:font-weight="bold" officeooo:rsid="007f94e3" officeooo:paragraph-rsid="007f94e3" style:font-weight-asian="bold" style:font-weight-complex="bold"/>
    </style:style>
    <style:style style:name="P87" style:family="paragraph" style:parent-style-name="Text_20_body">
      <style:text-properties fo:font-weight="bold" officeooo:rsid="007f94e3" officeooo:paragraph-rsid="00a8ec10" style:font-weight-asian="bold" style:font-weight-complex="bold"/>
    </style:style>
    <style:style style:name="P88" style:family="paragraph" style:parent-style-name="Text_20_body">
      <style:text-properties fo:font-weight="bold" officeooo:rsid="007f94e3" officeooo:paragraph-rsid="0129b0f3" style:font-weight-asian="bold" style:font-weight-complex="bold"/>
    </style:style>
    <style:style style:name="P89" style:family="paragraph" style:parent-style-name="Text_20_body">
      <style:text-properties fo:font-weight="bold" officeooo:rsid="008713e5" officeooo:paragraph-rsid="008713e5" style:font-weight-asian="bold" style:font-weight-complex="bold"/>
    </style:style>
    <style:style style:name="P90" style:family="paragraph" style:parent-style-name="Text_20_body">
      <style:text-properties fo:font-weight="bold" officeooo:rsid="008713e5" officeooo:paragraph-rsid="00a8ec10" style:font-weight-asian="bold" style:font-weight-complex="bold"/>
    </style:style>
    <style:style style:name="P91" style:family="paragraph" style:parent-style-name="Text_20_body">
      <style:text-properties fo:font-weight="bold" officeooo:rsid="008713e5" officeooo:paragraph-rsid="0129b0f3" style:font-weight-asian="bold" style:font-weight-complex="bold"/>
    </style:style>
    <style:style style:name="P92" style:family="paragraph" style:parent-style-name="Text_20_body">
      <style:text-properties fo:font-weight="bold" officeooo:rsid="00aafd67" officeooo:paragraph-rsid="00d80a6a" style:font-weight-asian="bold" style:font-weight-complex="bold"/>
    </style:style>
    <style:style style:name="P93" style:family="paragraph" style:parent-style-name="Text_20_body">
      <style:text-properties fo:font-weight="bold" officeooo:rsid="00aafd67" officeooo:paragraph-rsid="0138fecd" style:font-weight-asian="bold" style:font-weight-complex="bold"/>
    </style:style>
    <style:style style:name="P94" style:family="paragraph" style:parent-style-name="Text_20_body">
      <style:text-properties fo:font-weight="bold" officeooo:rsid="00ab9f7d" officeooo:paragraph-rsid="00d80a6a" style:font-weight-asian="bold" style:font-weight-complex="bold"/>
    </style:style>
    <style:style style:name="P95" style:family="paragraph" style:parent-style-name="Text_20_body">
      <style:text-properties fo:font-weight="bold" officeooo:rsid="00ab9f7d" officeooo:paragraph-rsid="0138fecd" style:font-weight-asian="bold" style:font-weight-complex="bold"/>
    </style:style>
    <style:style style:name="P96" style:family="paragraph" style:parent-style-name="Text_20_body">
      <style:text-properties fo:font-weight="bold" officeooo:paragraph-rsid="00993cac" style:font-weight-asian="bold" style:font-weight-complex="bold"/>
    </style:style>
    <style:style style:name="P97" style:family="paragraph" style:parent-style-name="Text_20_body">
      <style:text-properties fo:font-weight="bold" officeooo:rsid="00e58b2f" officeooo:paragraph-rsid="00e58b2f" style:font-weight-asian="bold" style:font-weight-complex="bold"/>
    </style:style>
    <style:style style:name="P98" style:family="paragraph" style:parent-style-name="Text_20_body">
      <style:text-properties officeooo:paragraph-rsid="008713e5"/>
    </style:style>
    <style:style style:name="P99" style:family="paragraph" style:parent-style-name="Text_20_body">
      <style:text-properties officeooo:rsid="008713e5" officeooo:paragraph-rsid="008713e5"/>
    </style:style>
    <style:style style:name="P100" style:family="paragraph" style:parent-style-name="Text_20_body">
      <style:text-properties officeooo:rsid="006cc516" officeooo:paragraph-rsid="006cc516"/>
    </style:style>
    <style:style style:name="P101" style:family="paragraph" style:parent-style-name="Text_20_body">
      <style:text-properties officeooo:rsid="006cc516" officeooo:paragraph-rsid="00dc9a6e"/>
    </style:style>
    <style:style style:name="P102" style:family="paragraph" style:parent-style-name="Text_20_body">
      <style:text-properties officeooo:rsid="006cc516" officeooo:paragraph-rsid="012538c1"/>
    </style:style>
    <style:style style:name="P103" style:family="paragraph" style:parent-style-name="Text_20_body">
      <style:text-properties officeooo:paragraph-rsid="00c44393"/>
    </style:style>
    <style:style style:name="P104" style:family="paragraph" style:parent-style-name="Text_20_body">
      <style:text-properties officeooo:paragraph-rsid="00ae139c"/>
    </style:style>
    <style:style style:name="P105" style:family="paragraph" style:parent-style-name="Text_20_body">
      <style:text-properties officeooo:paragraph-rsid="00dc9a6e"/>
    </style:style>
    <style:style style:name="P106" style:family="paragraph" style:parent-style-name="Text_20_body">
      <style:text-properties officeooo:rsid="00f44103" officeooo:paragraph-rsid="00f44103"/>
    </style:style>
    <style:style style:name="P107" style:family="paragraph" style:parent-style-name="Text_20_body">
      <style:text-properties officeooo:rsid="0102815d" officeooo:paragraph-rsid="0102815d"/>
    </style:style>
    <style:style style:name="P108" style:family="paragraph" style:parent-style-name="Text_20_body">
      <style:text-properties officeooo:rsid="01183ec5" officeooo:paragraph-rsid="01183ec5"/>
    </style:style>
    <style:style style:name="P109" style:family="paragraph" style:parent-style-name="Text_20_body">
      <style:text-properties officeooo:rsid="011e7c11" officeooo:paragraph-rsid="011e7c11"/>
    </style:style>
    <style:style style:name="P110" style:family="paragraph" style:parent-style-name="Text_20_body">
      <style:text-properties officeooo:rsid="01257976" officeooo:paragraph-rsid="01257976"/>
    </style:style>
    <style:style style:name="P111" style:family="paragraph" style:parent-style-name="Text_20_body">
      <style:text-properties officeooo:paragraph-rsid="01129b0f"/>
    </style:style>
    <style:style style:name="P112" style:family="paragraph" style:parent-style-name="Text_20_body">
      <style:text-properties fo:font-weight="normal" officeooo:rsid="0135d2de" officeooo:paragraph-rsid="0135d2de" style:font-weight-asian="normal" style:font-weight-complex="normal"/>
    </style:style>
    <style:style style:name="P113" style:family="paragraph" style:parent-style-name="Text_20_body">
      <style:text-properties fo:font-weight="normal" officeooo:rsid="016b28e3" officeooo:paragraph-rsid="016b28e3" style:font-weight-asian="normal" style:font-weight-complex="normal"/>
    </style:style>
    <style:style style:name="P114" style:family="paragraph" style:parent-style-name="Text_20_body">
      <style:text-properties officeooo:rsid="014a6ad9" officeooo:paragraph-rsid="014a6ad9"/>
    </style:style>
    <style:style style:name="P115" style:family="paragraph" style:parent-style-name="Text_20_body">
      <style:text-properties officeooo:rsid="01837677" officeooo:paragraph-rsid="01837677"/>
    </style:style>
    <style:style style:name="P116" style:family="paragraph" style:parent-style-name="Text_20_body">
      <style:text-properties officeooo:rsid="019b2aef" officeooo:paragraph-rsid="019b2aef"/>
    </style:style>
    <style:style style:name="P117" style:family="paragraph" style:parent-style-name="Text_20_body">
      <style:paragraph-properties fo:text-align="end" style:justify-single-word="false"/>
      <style:text-properties officeooo:rsid="019616d8" officeooo:paragraph-rsid="01a5a69c"/>
    </style:style>
    <style:style style:name="P11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3" style:family="paragraph" style:parent-style-name="Text_20_body">
      <style:text-properties officeooo:rsid="01c90b72" officeooo:paragraph-rsid="01c90b72"/>
    </style:style>
    <style:style style:name="P124" style:family="paragraph" style:parent-style-name="Text_20_body">
      <style:text-properties officeooo:rsid="01d91ac9" officeooo:paragraph-rsid="01d91ac9"/>
    </style:style>
    <style:style style:name="P125" style:family="paragraph" style:parent-style-name="Text_20_body">
      <style:text-properties officeooo:rsid="01d91ac9" officeooo:paragraph-rsid="01da27a4"/>
    </style:style>
    <style:style style:name="P126" style:family="paragraph" style:parent-style-name="Text_20_body">
      <style:text-properties officeooo:rsid="01e7dbc2" officeooo:paragraph-rsid="01e7dbc2"/>
    </style:style>
    <style:style style:name="P127" style:family="paragraph" style:parent-style-name="Text_20_body">
      <style:text-properties officeooo:rsid="01e7dbc2" officeooo:paragraph-rsid="02c8e21d"/>
    </style:style>
    <style:style style:name="P128" style:family="paragraph" style:parent-style-name="Text_20_body">
      <style:text-properties officeooo:rsid="01f53328" officeooo:paragraph-rsid="01f53328"/>
    </style:style>
    <style:style style:name="P129" style:family="paragraph" style:parent-style-name="Text_20_body">
      <style:text-properties officeooo:rsid="01f53328" officeooo:paragraph-rsid="0264c268"/>
    </style:style>
    <style:style style:name="P130" style:family="paragraph" style:parent-style-name="Text_20_body">
      <style:text-properties officeooo:rsid="01f53328" officeooo:paragraph-rsid="029976c8"/>
    </style:style>
    <style:style style:name="P131" style:family="paragraph" style:parent-style-name="Text_20_body">
      <style:text-properties officeooo:rsid="01f53328" officeooo:paragraph-rsid="02badb65"/>
    </style:style>
    <style:style style:name="P132" style:family="paragraph" style:parent-style-name="Text_20_body">
      <style:text-properties officeooo:rsid="01f53328" officeooo:paragraph-rsid="0292a8b6"/>
    </style:style>
    <style:style style:name="P133" style:family="paragraph" style:parent-style-name="Text_20_body">
      <style:text-properties officeooo:rsid="01f53328" officeooo:paragraph-rsid="02d64fc8"/>
    </style:style>
    <style:style style:name="P134" style:family="paragraph" style:parent-style-name="Text_20_body">
      <style:text-properties officeooo:rsid="01f53328" officeooo:paragraph-rsid="02d7f311"/>
    </style:style>
    <style:style style:name="P135" style:family="paragraph" style:parent-style-name="Text_20_body">
      <style:text-properties officeooo:paragraph-rsid="025ec80b"/>
    </style:style>
    <style:style style:name="P136" style:family="paragraph" style:parent-style-name="Text_20_body">
      <style:text-properties officeooo:paragraph-rsid="0280894e"/>
    </style:style>
    <style:style style:name="P137" style:family="paragraph" style:parent-style-name="Text_20_body">
      <style:text-properties officeooo:paragraph-rsid="028f1f11"/>
    </style:style>
    <style:style style:name="P138" style:family="paragraph" style:parent-style-name="Text_20_body">
      <style:text-properties officeooo:paragraph-rsid="02b8c663"/>
    </style:style>
    <style:style style:name="P139" style:family="paragraph" style:parent-style-name="Text_20_body">
      <style:text-properties officeooo:paragraph-rsid="02ba2a1c"/>
    </style:style>
    <style:style style:name="P140" style:family="paragraph" style:parent-style-name="Text_20_body">
      <style:text-properties officeooo:paragraph-rsid="021fe6ba"/>
    </style:style>
    <style:style style:name="P141" style:family="paragraph" style:parent-style-name="Text_20_body" style:list-style-name="L1">
      <style:text-properties officeooo:paragraph-rsid="000f3a04"/>
    </style:style>
    <style:style style:name="P142" style:family="paragraph" style:parent-style-name="Text_20_body" style:list-style-name="L1">
      <style:text-properties officeooo:rsid="0011d40e" officeooo:paragraph-rsid="0011d40e"/>
    </style:style>
    <style:style style:name="P143" style:family="paragraph" style:parent-style-name="Text_20_body" style:list-style-name="L2">
      <style:text-properties fo:font-style="normal" officeooo:rsid="0012f48b" officeooo:paragraph-rsid="0012f48b" style:font-style-asian="normal" style:font-style-complex="normal"/>
    </style:style>
    <style:style style:name="P144" style:family="paragraph" style:parent-style-name="Text_20_body" style:list-style-name="">
      <style:text-properties fo:font-style="normal" officeooo:rsid="01d91ac9" officeooo:paragraph-rsid="02d843eb" style:font-style-asian="normal" style:font-style-complex="normal"/>
    </style:style>
    <style:style style:name="P145" style:family="paragraph" style:parent-style-name="Text_20_body" style:list-style-name="">
      <style:text-properties fo:font-style="normal" officeooo:rsid="01f53328" officeooo:paragraph-rsid="02d9e130" style:font-style-asian="normal" style:font-style-complex="normal"/>
    </style:style>
    <style:style style:name="P146" style:family="paragraph" style:parent-style-name="Text_20_body" style:list-style-name="">
      <style:text-properties fo:font-style="normal" officeooo:rsid="01f53328" officeooo:paragraph-rsid="02dd6e92" style:font-style-asian="normal" style:font-style-complex="normal"/>
    </style:style>
    <style:style style:name="P147" style:family="paragraph" style:parent-style-name="Text_20_body" style:list-style-name="">
      <style:text-properties fo:font-style="normal" officeooo:rsid="01f53328" officeooo:paragraph-rsid="02defdeb" style:font-style-asian="normal" style:font-style-complex="normal"/>
    </style:style>
    <style:style style:name="P148" style:family="paragraph" style:parent-style-name="Text_20_body" style:list-style-name="">
      <style:text-properties fo:font-style="normal" officeooo:rsid="01f53328" officeooo:paragraph-rsid="02e2ebec" style:font-style-asian="normal" style:font-style-complex="normal"/>
    </style:style>
    <style:style style:name="P149"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50"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51"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52"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53"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5"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6"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7"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8"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9"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60"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61"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62"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63"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64"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5"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6"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7"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8"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9"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70"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71"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72"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73"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74"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5"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6" style:family="paragraph" style:parent-style-name="Text_20_body" style:list-style-name="L3">
      <style:text-properties officeooo:rsid="00273198" officeooo:paragraph-rsid="00273198"/>
    </style:style>
    <style:style style:name="P177" style:family="paragraph" style:parent-style-name="Text_20_body" style:list-style-name="L5">
      <style:text-properties officeooo:rsid="00273198" officeooo:paragraph-rsid="00291f51"/>
    </style:style>
    <style:style style:name="P178" style:family="paragraph" style:parent-style-name="Text_20_body" style:list-style-name="L3">
      <style:text-properties officeooo:rsid="00284bc8" officeooo:paragraph-rsid="00284bc8"/>
    </style:style>
    <style:style style:name="P179" style:family="paragraph" style:parent-style-name="Text_20_body" style:list-style-name="L5">
      <style:text-properties officeooo:rsid="00284bc8" officeooo:paragraph-rsid="00291f51"/>
    </style:style>
    <style:style style:name="P180" style:family="paragraph" style:parent-style-name="Text_20_body" style:list-style-name="L4">
      <style:text-properties officeooo:rsid="0048df5e" officeooo:paragraph-rsid="0048df5e"/>
    </style:style>
    <style:style style:name="P181" style:family="paragraph" style:parent-style-name="Text_20_body" style:list-style-name="L4">
      <style:text-properties officeooo:rsid="004aebfb" officeooo:paragraph-rsid="004f51d5"/>
    </style:style>
    <style:style style:name="P182" style:family="paragraph" style:parent-style-name="Text_20_body" style:list-style-name="L4">
      <style:text-properties officeooo:rsid="004fec33" officeooo:paragraph-rsid="004fec33"/>
    </style:style>
    <style:style style:name="P183" style:family="paragraph" style:parent-style-name="Text_20_body" style:list-style-name="L5">
      <style:text-properties officeooo:rsid="0029fd8b" officeooo:paragraph-rsid="0029fd8b"/>
    </style:style>
    <style:style style:name="P184" style:family="paragraph" style:parent-style-name="Text_20_body" style:list-style-name="L6">
      <style:text-properties officeooo:rsid="002b7067" officeooo:paragraph-rsid="002b7067"/>
    </style:style>
    <style:style style:name="P185" style:family="paragraph" style:parent-style-name="Text_20_body" style:list-style-name="L12">
      <style:text-properties officeooo:rsid="002b7067" officeooo:paragraph-rsid="00824da1"/>
    </style:style>
    <style:style style:name="P186" style:family="paragraph" style:parent-style-name="Text_20_body" style:list-style-name="L19">
      <style:text-properties officeooo:rsid="002b7067" officeooo:paragraph-rsid="0129b0f3"/>
    </style:style>
    <style:style style:name="P187" style:family="paragraph" style:parent-style-name="Text_20_body" style:list-style-name="L6">
      <style:text-properties officeooo:rsid="002d49a8" officeooo:paragraph-rsid="002d49a8"/>
    </style:style>
    <style:style style:name="P188" style:family="paragraph" style:parent-style-name="Text_20_body" style:list-style-name="L12">
      <style:text-properties officeooo:rsid="002d49a8" officeooo:paragraph-rsid="00824da1"/>
    </style:style>
    <style:style style:name="P189" style:family="paragraph" style:parent-style-name="Text_20_body" style:list-style-name="L12">
      <style:text-properties officeooo:rsid="002d49a8" officeooo:paragraph-rsid="008713e5"/>
    </style:style>
    <style:style style:name="P190" style:family="paragraph" style:parent-style-name="Text_20_body" style:list-style-name="L6">
      <style:text-properties officeooo:rsid="00304259" officeooo:paragraph-rsid="00304259"/>
    </style:style>
    <style:style style:name="P191" style:family="paragraph" style:parent-style-name="Text_20_body" style:list-style-name="L6">
      <style:text-properties officeooo:rsid="0031d097" officeooo:paragraph-rsid="0031d097"/>
    </style:style>
    <style:style style:name="P192" style:family="paragraph" style:parent-style-name="Text_20_body" style:list-style-name="L7">
      <style:text-properties officeooo:rsid="003b7e72" officeooo:paragraph-rsid="003b7e72"/>
    </style:style>
    <style:style style:name="P193" style:family="paragraph" style:parent-style-name="Text_20_body" style:list-style-name="L7">
      <style:text-properties officeooo:rsid="00396037" officeooo:paragraph-rsid="00396037"/>
    </style:style>
    <style:style style:name="P194" style:family="paragraph" style:parent-style-name="Text_20_body" style:list-style-name="L7">
      <style:text-properties officeooo:rsid="003f1542" officeooo:paragraph-rsid="003f1542"/>
    </style:style>
    <style:style style:name="P195" style:family="paragraph" style:parent-style-name="Text_20_body" style:list-style-name="L8">
      <style:text-properties officeooo:rsid="00451c7e" officeooo:paragraph-rsid="00451c7e"/>
    </style:style>
    <style:style style:name="P196" style:family="paragraph" style:parent-style-name="Text_20_body" style:list-style-name="L9">
      <style:text-properties officeooo:rsid="00451c7e" officeooo:paragraph-rsid="00451c7e"/>
    </style:style>
    <style:style style:name="P197" style:family="paragraph" style:parent-style-name="Text_20_body" style:list-style-name="L16">
      <style:text-properties officeooo:rsid="00451c7e" officeooo:paragraph-rsid="00bda03a"/>
    </style:style>
    <style:style style:name="P198" style:family="paragraph" style:parent-style-name="Text_20_body" style:list-style-name="L8">
      <style:text-properties officeooo:rsid="005927ca" officeooo:paragraph-rsid="005927ca"/>
    </style:style>
    <style:style style:name="P199" style:family="paragraph" style:parent-style-name="Text_20_body" style:list-style-name="L8">
      <style:text-properties officeooo:rsid="00587096" officeooo:paragraph-rsid="00587096"/>
    </style:style>
    <style:style style:name="P200" style:family="paragraph" style:parent-style-name="Text_20_body" style:list-style-name="L8">
      <style:text-properties officeooo:rsid="005c2653" officeooo:paragraph-rsid="005c2653"/>
    </style:style>
    <style:style style:name="P201" style:family="paragraph" style:parent-style-name="Text_20_body" style:list-style-name="L8">
      <style:text-properties officeooo:rsid="00601271" officeooo:paragraph-rsid="00601271"/>
    </style:style>
    <style:style style:name="P202" style:family="paragraph" style:parent-style-name="Text_20_body" style:list-style-name="L8">
      <style:text-properties officeooo:rsid="006396fb" officeooo:paragraph-rsid="006396fb"/>
    </style:style>
    <style:style style:name="P203" style:family="paragraph" style:parent-style-name="Text_20_body" style:list-style-name="L9">
      <style:text-properties officeooo:rsid="00460327" officeooo:paragraph-rsid="00460327"/>
    </style:style>
    <style:style style:name="P204" style:family="paragraph" style:parent-style-name="Text_20_body" style:list-style-name="L10">
      <style:text-properties officeooo:paragraph-rsid="006a05db"/>
    </style:style>
    <style:style style:name="P205" style:family="paragraph" style:parent-style-name="Text_20_body" style:list-style-name="L10">
      <style:text-properties officeooo:rsid="00650d89" officeooo:paragraph-rsid="00650d89"/>
    </style:style>
    <style:style style:name="P206" style:family="paragraph" style:parent-style-name="Text_20_body" style:list-style-name="L10">
      <style:text-properties officeooo:rsid="0066a888" officeooo:paragraph-rsid="0066a888"/>
    </style:style>
    <style:style style:name="P207" style:family="paragraph" style:parent-style-name="Text_20_body" style:list-style-name="L11">
      <style:text-properties fo:font-weight="bold" officeooo:rsid="007f94e3" officeooo:paragraph-rsid="007f94e3" style:font-weight-asian="bold" style:font-weight-complex="bold"/>
    </style:style>
    <style:style style:name="P208" style:family="paragraph" style:parent-style-name="Text_20_body" style:list-style-name="L11">
      <style:text-properties fo:font-weight="bold" officeooo:rsid="007f94e3" officeooo:paragraph-rsid="00a8ec10" style:font-weight-asian="bold" style:font-weight-complex="bold"/>
    </style:style>
    <style:style style:name="P209" style:family="paragraph" style:parent-style-name="Text_20_body" style:list-style-name="L11">
      <style:text-properties fo:font-weight="bold" officeooo:rsid="007f94e3" officeooo:paragraph-rsid="0129b0f3" style:font-weight-asian="bold" style:font-weight-complex="bold"/>
    </style:style>
    <style:style style:name="P210"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11"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12"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13"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14"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5"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6"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7"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8"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9" style:family="paragraph" style:parent-style-name="Text_20_body" style:list-style-name="L26">
      <style:text-properties fo:font-style="italic" officeooo:rsid="01a909be" officeooo:paragraph-rsid="01a909be" style:font-style-asian="italic" style:font-style-complex="italic"/>
    </style:style>
    <style:style style:name="P220" style:family="paragraph" style:parent-style-name="Text_20_body" style:list-style-name="L26">
      <style:text-properties fo:font-style="italic" officeooo:rsid="01b5bd4c" officeooo:paragraph-rsid="01b5bd4c" style:font-style-asian="italic" style:font-style-complex="italic"/>
    </style:style>
    <style:style style:name="P221" style:family="paragraph" style:parent-style-name="Text_20_body" style:list-style-name="L12">
      <style:text-properties officeooo:rsid="02772f0b" officeooo:paragraph-rsid="00824da1"/>
    </style:style>
    <style:style style:name="P222" style:family="paragraph" style:parent-style-name="Text_20_body" style:list-style-name="L12">
      <style:text-properties officeooo:rsid="008713e5" officeooo:paragraph-rsid="008713e5"/>
    </style:style>
    <style:style style:name="P223" style:family="paragraph" style:parent-style-name="Text_20_body" style:list-style-name="L12">
      <style:text-properties officeooo:rsid="00824da1" officeooo:paragraph-rsid="00824da1"/>
    </style:style>
    <style:style style:name="P224" style:family="paragraph" style:parent-style-name="Text_20_body" style:list-style-name="L12">
      <style:text-properties officeooo:rsid="002eb089" officeooo:paragraph-rsid="00824da1"/>
    </style:style>
    <style:style style:name="P225" style:family="paragraph" style:parent-style-name="Text_20_body" style:list-style-name="L16">
      <style:text-properties officeooo:rsid="00be6fd6" officeooo:paragraph-rsid="00be6fd6"/>
    </style:style>
    <style:style style:name="P226" style:family="paragraph" style:parent-style-name="Text_20_body" style:list-style-name="L16">
      <style:text-properties officeooo:rsid="00c1e16f" officeooo:paragraph-rsid="00c1e16f"/>
    </style:style>
    <style:style style:name="P227" style:family="paragraph" style:parent-style-name="Text_20_body" style:list-style-name="L16">
      <style:text-properties officeooo:rsid="00fbc55a" officeooo:paragraph-rsid="00fbc55a"/>
    </style:style>
    <style:style style:name="P228" style:family="paragraph" style:parent-style-name="Text_20_body" style:list-style-name="L16">
      <style:text-properties officeooo:rsid="00bf4e96" officeooo:paragraph-rsid="00bf4e96"/>
    </style:style>
    <style:style style:name="P229" style:family="paragraph" style:parent-style-name="Text_20_body" style:list-style-name="L18">
      <style:text-properties officeooo:rsid="01837677" officeooo:paragraph-rsid="01837677"/>
    </style:style>
    <style:style style:name="P230" style:family="paragraph" style:parent-style-name="Text_20_body" style:list-style-name="L19">
      <style:text-properties officeooo:rsid="01342ead" officeooo:paragraph-rsid="01342ead"/>
    </style:style>
    <style:style style:name="P231" style:family="paragraph" style:parent-style-name="Text_20_body" style:list-style-name="L19">
      <style:text-properties officeooo:rsid="0134ffb9" officeooo:paragraph-rsid="0134ffb9"/>
    </style:style>
    <style:style style:name="P232" style:family="paragraph" style:parent-style-name="Text_20_body" style:list-style-name="L26">
      <style:text-properties officeooo:rsid="01a96306" officeooo:paragraph-rsid="01a96306"/>
    </style:style>
    <style:style style:name="P233"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34" style:family="paragraph" style:parent-style-name="Heading_20_1">
      <style:text-properties officeooo:rsid="00235922" officeooo:paragraph-rsid="00235922"/>
    </style:style>
    <style:style style:name="P235" style:family="paragraph" style:parent-style-name="Heading_20_1">
      <style:paragraph-properties fo:text-align="center" style:justify-single-word="false"/>
      <style:text-properties officeooo:rsid="0079f41f" officeooo:paragraph-rsid="0079f41f"/>
    </style:style>
    <style:style style:name="P236" style:family="paragraph" style:parent-style-name="Heading_20_1">
      <style:text-properties officeooo:rsid="010dbbd2" officeooo:paragraph-rsid="010dbbd2"/>
    </style:style>
    <style:style style:name="P237" style:family="paragraph" style:parent-style-name="Heading_20_2">
      <style:text-properties officeooo:rsid="0024c2e0" officeooo:paragraph-rsid="0074d9ac"/>
    </style:style>
    <style:style style:name="P238" style:family="paragraph" style:parent-style-name="Heading_20_2">
      <style:text-properties officeooo:rsid="00646078" officeooo:paragraph-rsid="00646078"/>
    </style:style>
    <style:style style:name="P239" style:family="paragraph" style:parent-style-name="Heading_20_2">
      <style:text-properties officeooo:rsid="006cc516" officeooo:paragraph-rsid="006cc516"/>
    </style:style>
    <style:style style:name="P240" style:family="paragraph" style:parent-style-name="Heading_20_2">
      <style:text-properties officeooo:rsid="006cc516" officeooo:paragraph-rsid="00dc9a6e"/>
    </style:style>
    <style:style style:name="P241" style:family="paragraph" style:parent-style-name="Heading_20_2">
      <style:text-properties officeooo:rsid="006cc516" officeooo:paragraph-rsid="00f33fea"/>
    </style:style>
    <style:style style:name="P242" style:family="paragraph" style:parent-style-name="Heading_20_2">
      <style:text-properties officeooo:rsid="006cc516" officeooo:paragraph-rsid="012538c1"/>
    </style:style>
    <style:style style:name="P243" style:family="paragraph" style:parent-style-name="Heading_20_2">
      <style:text-properties officeooo:rsid="01129b0f" officeooo:paragraph-rsid="0119c16c"/>
    </style:style>
    <style:style style:name="P244"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45" style:family="paragraph" style:parent-style-name="Heading_20_3">
      <style:text-properties officeooo:rsid="0025bcde" officeooo:paragraph-rsid="0025bcde"/>
    </style:style>
    <style:style style:name="P246" style:family="paragraph" style:parent-style-name="Heading_20_3">
      <style:text-properties officeooo:rsid="0025bcde" officeooo:paragraph-rsid="00460327"/>
    </style:style>
    <style:style style:name="P247" style:family="paragraph" style:parent-style-name="Heading_20_3">
      <style:text-properties officeooo:rsid="0025bcde" officeooo:paragraph-rsid="00284bc8"/>
    </style:style>
    <style:style style:name="P248" style:family="paragraph" style:parent-style-name="Heading_20_3">
      <style:text-properties officeooo:rsid="0025bcde" officeooo:paragraph-rsid="002aeba6"/>
    </style:style>
    <style:style style:name="P249" style:family="paragraph" style:parent-style-name="Heading_20_3">
      <style:text-properties officeooo:rsid="0025bcde" officeooo:paragraph-rsid="0034b30f"/>
    </style:style>
    <style:style style:name="P250" style:family="paragraph" style:parent-style-name="Heading_20_3">
      <style:text-properties officeooo:rsid="0025bcde" officeooo:paragraph-rsid="0041e91c"/>
    </style:style>
    <style:style style:name="P251" style:family="paragraph" style:parent-style-name="Heading_20_3">
      <style:text-properties officeooo:rsid="0025bcde" officeooo:paragraph-rsid="005cfef7"/>
    </style:style>
    <style:style style:name="P252" style:family="paragraph" style:parent-style-name="Heading_20_3">
      <style:text-properties officeooo:rsid="0025bcde" officeooo:paragraph-rsid="012695b7"/>
    </style:style>
    <style:style style:name="P253" style:family="paragraph" style:parent-style-name="Heading_20_3">
      <style:text-properties officeooo:rsid="0025bcde" officeooo:paragraph-rsid="013f4ef2"/>
    </style:style>
    <style:style style:name="P254" style:family="paragraph" style:parent-style-name="Heading_20_3">
      <style:text-properties officeooo:paragraph-rsid="00ae139c"/>
    </style:style>
    <style:style style:name="P255" style:family="paragraph" style:parent-style-name="Heading_20_3">
      <style:text-properties officeooo:paragraph-rsid="02a6e74f"/>
    </style:style>
    <style:style style:name="P256" style:family="paragraph" style:parent-style-name="Heading_20_3">
      <style:text-properties fo:font-style="normal" officeooo:rsid="016d1e2f" officeooo:paragraph-rsid="017390ae" style:font-style-asian="normal" style:font-style-complex="normal"/>
    </style:style>
    <style:style style:name="P257" style:family="paragraph" style:parent-style-name="Heading_20_3">
      <style:text-properties fo:font-style="normal" officeooo:rsid="016d1e2f" officeooo:paragraph-rsid="01c74a6d" style:font-style-asian="normal" style:font-style-complex="normal"/>
    </style:style>
    <style:style style:name="P258" style:family="paragraph" style:parent-style-name="Heading_20_3">
      <style:text-properties fo:font-style="normal" officeooo:rsid="0025bcde" officeooo:paragraph-rsid="01a0d2ae" style:font-style-asian="normal" style:font-style-complex="normal"/>
    </style:style>
    <style:style style:name="P259" style:family="paragraph" style:parent-style-name="Heading_20_3">
      <style:text-properties fo:font-style="normal" officeooo:rsid="01ca055b" officeooo:paragraph-rsid="01d7c70f" style:font-style-asian="normal" style:font-style-complex="normal"/>
    </style:style>
    <style:style style:name="P260" style:family="paragraph" style:parent-style-name="Heading_20_3">
      <style:text-properties fo:font-style="normal" officeooo:rsid="01ca055b" officeooo:paragraph-rsid="01ea3e06" style:font-style-asian="normal" style:font-style-complex="normal"/>
    </style:style>
    <style:style style:name="P261" style:family="paragraph" style:parent-style-name="Heading_20_3">
      <style:text-properties fo:font-style="normal" officeooo:rsid="01ca055b" officeooo:paragraph-rsid="025483ee" style:font-style-asian="normal" style:font-style-complex="normal"/>
    </style:style>
    <style:style style:name="P262" style:family="paragraph" style:parent-style-name="Heading_20_3">
      <style:text-properties fo:font-style="normal" officeooo:rsid="01ca055b" officeooo:paragraph-rsid="02d843eb" style:font-style-asian="normal" style:font-style-complex="normal"/>
    </style:style>
    <style:style style:name="P263"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64"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713e5" style:font-style-asian="normal" style:font-weight-asian="normal" style:font-style-complex="normal" style:font-weight-complex="normal"/>
    </style:style>
    <style:style style:name="T62" style:family="text">
      <style:text-properties fo:font-style="normal" fo:font-weight="normal" officeooo:rsid="008731fb" style:font-style-asian="normal" style:font-weight-asian="normal" style:font-style-complex="normal" style:font-weight-complex="normal"/>
    </style:style>
    <style:style style:name="T63" style:family="text">
      <style:text-properties fo:font-style="normal" fo:font-weight="normal" officeooo:rsid="00b1e21e" style:font-style-asian="normal" style:font-weight-asian="normal" style:font-style-complex="normal" style:font-weight-complex="normal"/>
    </style:style>
    <style:style style:name="T64" style:family="text">
      <style:text-properties fo:font-style="normal" fo:font-weight="normal" officeooo:rsid="00b3c64d" style:font-style-asian="normal" style:font-weight-asian="normal" style:font-style-complex="normal" style:font-weight-complex="normal"/>
    </style:style>
    <style:style style:name="T65" style:family="text">
      <style:text-properties fo:font-style="normal" fo:font-weight="normal" officeooo:rsid="00b83860" style:font-style-asian="normal" style:font-weight-asian="normal" style:font-style-complex="normal" style:font-weight-complex="normal"/>
    </style:style>
    <style:style style:name="T66" style:family="text">
      <style:text-properties fo:font-style="normal" fo:font-weight="normal" officeooo:rsid="00c0a835" style:font-style-asian="normal" style:font-weight-asian="normal" style:font-style-complex="normal" style:font-weight-complex="normal"/>
    </style:style>
    <style:style style:name="T67" style:family="text">
      <style:text-properties fo:font-style="normal" fo:font-weight="normal" officeooo:rsid="00c2a4de" style:font-style-asian="normal" style:font-weight-asian="normal" style:font-style-complex="normal" style:font-weight-complex="normal"/>
    </style:style>
    <style:style style:name="T68" style:family="text">
      <style:text-properties fo:font-style="normal" fo:font-weight="normal" officeooo:rsid="00c44393" style:font-style-asian="normal" style:font-weight-asian="normal" style:font-style-complex="normal" style:font-weight-complex="normal"/>
    </style:style>
    <style:style style:name="T69" style:family="text">
      <style:text-properties fo:font-style="normal" fo:font-weight="normal" officeooo:rsid="00993cac" style:font-style-asian="normal" style:font-weight-asian="normal" style:font-style-complex="normal" style:font-weight-complex="normal"/>
    </style:style>
    <style:style style:name="T70" style:family="text">
      <style:text-properties fo:font-style="normal" fo:font-weight="normal" officeooo:rsid="00b3eb06" style:font-style-asian="normal" style:font-weight-asian="normal" style:font-style-complex="normal" style:font-weight-complex="normal"/>
    </style:style>
    <style:style style:name="T71" style:family="text">
      <style:text-properties fo:font-style="normal" fo:font-weight="normal" officeooo:rsid="0081431d" style:font-style-asian="normal" style:font-weight-asian="normal" style:font-style-complex="normal" style:font-weight-complex="normal"/>
    </style:style>
    <style:style style:name="T72" style:family="text">
      <style:text-properties fo:font-style="normal" fo:font-weight="normal" officeooo:rsid="00af6617" style:font-style-asian="normal" style:font-weight-asian="normal" style:font-style-complex="normal" style:font-weight-complex="normal"/>
    </style:style>
    <style:style style:name="T73" style:family="text">
      <style:text-properties fo:font-style="normal" fo:font-weight="normal" officeooo:rsid="01039ebd" style:font-style-asian="normal" style:font-weight-asian="normal" style:font-style-complex="normal" style:font-weight-complex="normal"/>
    </style:style>
    <style:style style:name="T74" style:family="text">
      <style:text-properties fo:font-style="normal" fo:font-weight="normal" officeooo:rsid="00ad4cf8" style:font-style-asian="normal" style:font-weight-asian="normal" style:font-style-complex="normal" style:font-weight-complex="normal"/>
    </style:style>
    <style:style style:name="T75" style:family="text">
      <style:text-properties fo:font-style="normal" fo:font-weight="normal" officeooo:rsid="01468346" style:font-style-asian="normal" style:font-weight-asian="normal" style:font-style-complex="normal" style:font-weight-complex="normal"/>
    </style:style>
    <style:style style:name="T76" style:family="text">
      <style:text-properties fo:font-style="normal" fo:font-weight="normal" officeooo:rsid="0041e91c" style:font-style-asian="normal" style:font-weight-asian="normal" style:font-style-complex="normal" style:font-weight-complex="normal"/>
    </style:style>
    <style:style style:name="T77" style:family="text">
      <style:text-properties fo:font-style="normal" fo:font-weight="bold" officeooo:rsid="00993cac" style:font-style-asian="normal" style:font-weight-asian="bold" style:font-style-complex="normal" style:font-weight-complex="bold"/>
    </style:style>
    <style:style style:name="T78" style:family="text">
      <style:text-properties officeooo:rsid="00284bc8"/>
    </style:style>
    <style:style style:name="T79" style:family="text">
      <style:text-properties officeooo:rsid="00291f51"/>
    </style:style>
    <style:style style:name="T80" style:family="text">
      <style:text-properties officeooo:rsid="002b7067"/>
    </style:style>
    <style:style style:name="T81" style:family="text">
      <style:text-properties officeooo:rsid="002c3fa4"/>
    </style:style>
    <style:style style:name="T82" style:family="text">
      <style:text-properties officeooo:rsid="002d49a8"/>
    </style:style>
    <style:style style:name="T83" style:family="text">
      <style:text-properties officeooo:rsid="002ea09e"/>
    </style:style>
    <style:style style:name="T84" style:family="text">
      <style:text-properties officeooo:rsid="002eb089"/>
    </style:style>
    <style:style style:name="T85" style:family="text">
      <style:text-properties officeooo:rsid="00337ebe"/>
    </style:style>
    <style:style style:name="T86" style:family="text">
      <style:text-properties officeooo:rsid="0034b30f"/>
    </style:style>
    <style:style style:name="T87" style:family="text">
      <style:text-properties officeooo:rsid="00396037"/>
    </style:style>
    <style:style style:name="T88" style:family="text">
      <style:text-properties officeooo:rsid="003b5fcf"/>
    </style:style>
    <style:style style:name="T89" style:family="text">
      <style:text-properties officeooo:rsid="003d2499"/>
    </style:style>
    <style:style style:name="T90" style:family="text">
      <style:text-properties officeooo:rsid="003eace7"/>
    </style:style>
    <style:style style:name="T91" style:family="text">
      <style:text-properties officeooo:rsid="0041e91c"/>
    </style:style>
    <style:style style:name="T92" style:family="text">
      <style:text-properties officeooo:rsid="00460327"/>
    </style:style>
    <style:style style:name="T93" style:family="text">
      <style:text-properties officeooo:rsid="0048df5e"/>
    </style:style>
    <style:style style:name="T94" style:family="text">
      <style:text-properties officeooo:rsid="004a62b7"/>
    </style:style>
    <style:style style:name="T95" style:family="text">
      <style:text-properties officeooo:rsid="004aebfb"/>
    </style:style>
    <style:style style:name="T96" style:family="text">
      <style:text-properties officeooo:rsid="005a9a5a"/>
    </style:style>
    <style:style style:name="T97" style:family="text">
      <style:text-properties officeooo:rsid="005b02c5"/>
    </style:style>
    <style:style style:name="T98" style:family="text">
      <style:text-properties officeooo:rsid="00601271"/>
    </style:style>
    <style:style style:name="T99" style:family="text">
      <style:text-properties officeooo:rsid="0067d609"/>
    </style:style>
    <style:style style:name="T100" style:family="text">
      <style:text-properties officeooo:rsid="006a05db"/>
    </style:style>
    <style:style style:name="T10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63"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64"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65"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66"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67"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68"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69"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70"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71"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72"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73"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74"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175"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176"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177"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178"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179"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180"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181"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182"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183"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184"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185"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186"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187"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188"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189"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190"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191"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192"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193"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194"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195" style:family="text">
      <style:text-properties fo:font-variant="normal" fo:text-transform="none" fo:color="#222222" style:font-name="Liberation Serif" fo:font-size="12pt" fo:letter-spacing="normal" fo:font-weight="normal" officeooo:rsid="02e140a1" style:font-weight-asian="normal" style:font-weight-complex="normal"/>
    </style:style>
    <style:style style:name="T196"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197" style:family="text">
      <style:text-properties officeooo:rsid="006ba10b"/>
    </style:style>
    <style:style style:name="T198" style:family="text">
      <style:text-properties officeooo:rsid="0071cb2c"/>
    </style:style>
    <style:style style:name="T199" style:family="text">
      <style:text-properties officeooo:rsid="0073bdf4"/>
    </style:style>
    <style:style style:name="T200" style:family="text">
      <style:text-properties fo:font-weight="normal" style:font-weight-asian="normal" style:font-weight-complex="normal"/>
    </style:style>
    <style:style style:name="T201" style:family="text">
      <style:text-properties fo:font-weight="normal" officeooo:rsid="007f9b55" style:font-weight-asian="normal" style:font-weight-complex="normal"/>
    </style:style>
    <style:style style:name="T202" style:family="text">
      <style:text-properties fo:font-weight="normal" officeooo:rsid="00ab782f" style:font-weight-asian="normal" style:font-weight-complex="normal"/>
    </style:style>
    <style:style style:name="T203" style:family="text">
      <style:text-properties fo:font-weight="normal" officeooo:rsid="00adf8a2" style:font-weight-asian="normal" style:font-weight-complex="normal"/>
    </style:style>
    <style:style style:name="T204" style:family="text">
      <style:text-properties fo:font-weight="normal" officeooo:rsid="00aeac72" style:font-weight-asian="normal" style:font-weight-complex="normal"/>
    </style:style>
    <style:style style:name="T205" style:family="text">
      <style:text-properties fo:font-weight="normal" officeooo:rsid="00aecff7" style:font-weight-asian="normal" style:font-weight-complex="normal"/>
    </style:style>
    <style:style style:name="T206" style:family="text">
      <style:text-properties fo:font-weight="normal" officeooo:rsid="00b0b3b9" style:font-weight-asian="normal" style:font-weight-complex="normal"/>
    </style:style>
    <style:style style:name="T207" style:family="text">
      <style:text-properties fo:font-weight="normal" officeooo:rsid="00b5ae38" style:font-weight-asian="normal" style:font-weight-complex="normal"/>
    </style:style>
    <style:style style:name="T208" style:family="text">
      <style:text-properties fo:font-weight="normal" officeooo:rsid="00b63168" style:font-weight-asian="normal" style:font-weight-complex="normal"/>
    </style:style>
    <style:style style:name="T209" style:family="text">
      <style:text-properties fo:font-weight="normal" officeooo:rsid="00b71cca" style:font-weight-asian="normal" style:font-weight-complex="normal"/>
    </style:style>
    <style:style style:name="T210" style:family="text">
      <style:text-properties fo:font-weight="normal" officeooo:rsid="00b83860" style:font-weight-asian="normal" style:font-weight-complex="normal"/>
    </style:style>
    <style:style style:name="T211" style:family="text">
      <style:text-properties fo:font-weight="normal" officeooo:rsid="00bbee0c" style:font-weight-asian="normal" style:font-weight-complex="normal"/>
    </style:style>
    <style:style style:name="T212" style:family="text">
      <style:text-properties fo:font-weight="normal" officeooo:rsid="00ab9f7d" style:font-weight-asian="normal" style:font-weight-complex="normal"/>
    </style:style>
    <style:style style:name="T213" style:family="text">
      <style:text-properties fo:font-weight="normal" officeooo:rsid="00b13581" style:font-weight-asian="normal" style:font-weight-complex="normal"/>
    </style:style>
    <style:style style:name="T214" style:family="text">
      <style:text-properties fo:font-weight="normal" officeooo:rsid="00fa1046" style:font-weight-asian="normal" style:font-weight-complex="normal"/>
    </style:style>
    <style:style style:name="T215" style:family="text">
      <style:text-properties fo:font-weight="normal" officeooo:rsid="012a5d4c" style:font-weight-asian="normal" style:font-weight-complex="normal"/>
    </style:style>
    <style:style style:name="T216" style:family="text">
      <style:text-properties fo:font-weight="normal" officeooo:rsid="012e9baa" style:font-weight-asian="normal" style:font-weight-complex="normal"/>
    </style:style>
    <style:style style:name="T217" style:family="text">
      <style:text-properties fo:font-weight="normal" officeooo:rsid="012fc508" style:font-weight-asian="normal" style:font-weight-complex="normal"/>
    </style:style>
    <style:style style:name="T218" style:family="text">
      <style:text-properties fo:font-weight="normal" officeooo:rsid="01317330" style:font-weight-asian="normal" style:font-weight-complex="normal"/>
    </style:style>
    <style:style style:name="T219" style:family="text">
      <style:text-properties fo:font-weight="normal" officeooo:rsid="013257b2" style:font-weight-asian="normal" style:font-weight-complex="normal"/>
    </style:style>
    <style:style style:name="T220" style:family="text">
      <style:text-properties fo:font-weight="normal" officeooo:rsid="01387af5" style:font-weight-asian="normal" style:font-weight-complex="normal"/>
    </style:style>
    <style:style style:name="T221" style:family="text">
      <style:text-properties fo:font-weight="normal" officeooo:rsid="00b951b4" style:font-weight-asian="normal" style:font-weight-complex="normal"/>
    </style:style>
    <style:style style:name="T222" style:family="text">
      <style:text-properties fo:font-weight="normal" officeooo:rsid="00bcef00" style:font-weight-asian="normal" style:font-weight-complex="normal"/>
    </style:style>
    <style:style style:name="T223" style:family="text">
      <style:text-properties fo:font-weight="normal" officeooo:rsid="00c09eab" style:font-weight-asian="normal" style:font-weight-complex="normal"/>
    </style:style>
    <style:style style:name="T224" style:family="text">
      <style:text-properties fo:font-weight="normal" officeooo:rsid="01400c53" style:font-weight-asian="normal" style:font-weight-complex="normal"/>
    </style:style>
    <style:style style:name="T225" style:family="text">
      <style:text-properties fo:font-weight="normal" officeooo:rsid="01414d60" style:font-weight-asian="normal" style:font-weight-complex="normal"/>
    </style:style>
    <style:style style:name="T226" style:family="text">
      <style:text-properties fo:font-weight="normal" officeooo:rsid="0142ebb5" style:font-weight-asian="normal" style:font-weight-complex="normal"/>
    </style:style>
    <style:style style:name="T227" style:family="text">
      <style:text-properties fo:font-weight="normal" officeooo:rsid="015becb4" style:font-weight-asian="normal" style:font-weight-complex="normal"/>
    </style:style>
    <style:style style:name="T228" style:family="text">
      <style:text-properties fo:font-weight="normal" officeooo:rsid="01342ead" style:font-weight-asian="normal" style:font-weight-complex="normal"/>
    </style:style>
    <style:style style:name="T229" style:family="text">
      <style:text-properties fo:font-weight="normal" officeooo:rsid="0134ffb9" style:font-weight-asian="normal" style:font-weight-complex="normal"/>
    </style:style>
    <style:style style:name="T230" style:family="text">
      <style:text-properties fo:font-style="italic" fo:font-weight="normal" style:font-style-asian="italic" style:font-weight-asian="normal" style:font-style-complex="italic" style:font-weight-complex="normal"/>
    </style:style>
    <style:style style:name="T231" style:family="text">
      <style:text-properties fo:font-style="italic" fo:font-weight="normal" officeooo:rsid="012cdaf4" style:font-style-asian="italic" style:font-weight-asian="normal" style:font-style-complex="italic" style:font-weight-complex="normal"/>
    </style:style>
    <style:style style:name="T232" style:family="text">
      <style:text-properties fo:font-style="italic" style:font-style-asian="italic" style:font-style-complex="italic"/>
    </style:style>
    <style:style style:name="T233" style:family="text">
      <style:text-properties fo:font-style="italic" officeooo:rsid="01039ebd" style:font-style-asian="italic" style:font-style-complex="italic"/>
    </style:style>
    <style:style style:name="T234" style:family="text">
      <style:text-properties fo:font-style="italic" officeooo:rsid="017e9ee5" style:font-style-asian="italic" style:font-style-complex="italic"/>
    </style:style>
    <style:style style:name="T235" style:family="text">
      <style:text-properties fo:font-style="italic" officeooo:rsid="017ef4cb" style:font-style-asian="italic" style:font-style-complex="italic"/>
    </style:style>
    <style:style style:name="T236" style:family="text">
      <style:text-properties fo:font-style="italic" officeooo:rsid="02869097" style:font-style-asian="italic" style:font-style-complex="italic"/>
    </style:style>
    <style:style style:name="T237" style:family="text">
      <style:text-properties fo:font-style="italic" officeooo:rsid="02ad4f01" style:font-style-asian="italic" style:font-style-complex="italic"/>
    </style:style>
    <style:style style:name="T238" style:family="text">
      <style:text-properties fo:font-style="italic" officeooo:rsid="02b4e291" style:font-style-asian="italic" style:font-style-complex="italic"/>
    </style:style>
    <style:style style:name="T239" style:family="text">
      <style:text-properties fo:font-style="italic" officeooo:rsid="02c04711" style:font-style-asian="italic" style:font-style-complex="italic"/>
    </style:style>
    <style:style style:name="T240" style:family="text">
      <style:text-properties fo:font-style="italic" officeooo:rsid="02dc24e7" style:font-style-asian="italic" style:font-style-complex="italic"/>
    </style:style>
    <style:style style:name="T241" style:family="text">
      <style:text-properties style:text-position="super 58%"/>
    </style:style>
    <style:style style:name="T242" style:family="text">
      <style:text-properties style:text-position="super 58%" fo:font-style="normal" fo:font-weight="normal" style:font-style-asian="normal" style:font-weight-asian="normal" style:font-style-complex="normal" style:font-weight-complex="normal"/>
    </style:style>
    <style:style style:name="T243" style:family="text">
      <style:text-properties style:text-position="super 58%" fo:font-style="normal" fo:font-weight="normal" officeooo:rsid="00c0a835" style:font-style-asian="normal" style:font-weight-asian="normal" style:font-style-complex="normal" style:font-weight-complex="normal"/>
    </style:style>
    <style:style style:name="T244" style:family="text">
      <style:text-properties style:text-position="super 58%" fo:font-style="normal" style:font-style-asian="normal" style:font-style-complex="normal"/>
    </style:style>
    <style:style style:name="T245" style:family="text">
      <style:text-properties style:text-position="super 58%" fo:font-weight="normal" style:font-weight-asian="normal" style:font-weight-complex="normal"/>
    </style:style>
    <style:style style:name="T246" style:family="text">
      <style:text-properties officeooo:rsid="0095d393"/>
    </style:style>
    <style:style style:name="T247" style:family="text">
      <style:text-properties officeooo:rsid="00964003"/>
    </style:style>
    <style:style style:name="T248" style:family="text">
      <style:text-properties officeooo:rsid="00972a82"/>
    </style:style>
    <style:style style:name="T249" style:family="text">
      <style:text-properties officeooo:rsid="0025bcde"/>
    </style:style>
    <style:style style:name="T250" style:family="text">
      <style:text-properties officeooo:rsid="00ae139c"/>
    </style:style>
    <style:style style:name="T251" style:family="text">
      <style:text-properties officeooo:rsid="00bda03a"/>
    </style:style>
    <style:style style:name="T252" style:family="text">
      <style:text-properties officeooo:rsid="00c895c7"/>
    </style:style>
    <style:style style:name="T253" style:family="text">
      <style:text-properties officeooo:rsid="00cd2401"/>
    </style:style>
    <style:style style:name="T254" style:family="text">
      <style:text-properties officeooo:rsid="00cf6b1f"/>
    </style:style>
    <style:style style:name="T255" style:family="text">
      <style:text-properties officeooo:rsid="00afd825"/>
    </style:style>
    <style:style style:name="T256" style:family="text">
      <style:text-properties officeooo:rsid="0031d097"/>
    </style:style>
    <style:style style:name="T257" style:family="text">
      <style:text-properties officeooo:rsid="00b359db"/>
    </style:style>
    <style:style style:name="T258" style:family="text">
      <style:text-properties officeooo:rsid="00b29281"/>
    </style:style>
    <style:style style:name="T259" style:family="text">
      <style:text-properties officeooo:rsid="00ec4709"/>
    </style:style>
    <style:style style:name="T260" style:family="text">
      <style:text-properties officeooo:rsid="00f16668"/>
    </style:style>
    <style:style style:name="T261" style:family="text">
      <style:text-properties officeooo:rsid="00f2cc84"/>
    </style:style>
    <style:style style:name="T262" style:family="text">
      <style:text-properties officeooo:rsid="010d5f57"/>
    </style:style>
    <style:style style:name="T263" style:family="text">
      <style:text-properties officeooo:rsid="0119c16c"/>
    </style:style>
    <style:style style:name="T264" style:family="text">
      <style:text-properties officeooo:rsid="011fdced"/>
    </style:style>
    <style:style style:name="T265" style:family="text">
      <style:text-properties officeooo:rsid="012538c1"/>
    </style:style>
    <style:style style:name="T266" style:family="text">
      <style:text-properties officeooo:rsid="0126648c"/>
    </style:style>
    <style:style style:name="T267" style:family="text">
      <style:text-properties officeooo:rsid="01283bd4"/>
    </style:style>
    <style:style style:name="T268" style:family="text">
      <style:text-properties officeooo:rsid="01342ead"/>
    </style:style>
    <style:style style:name="T269" style:family="text">
      <style:text-properties officeooo:rsid="0134ffb9"/>
    </style:style>
    <style:style style:name="T270" style:family="text">
      <style:text-properties officeooo:rsid="0139a2cf"/>
    </style:style>
    <style:style style:name="T271" style:family="text">
      <style:text-properties officeooo:rsid="01415795"/>
    </style:style>
    <style:style style:name="T272" style:family="text">
      <style:text-properties officeooo:rsid="0159fe41"/>
    </style:style>
    <style:style style:name="T273" style:family="text">
      <style:text-properties officeooo:rsid="01643844"/>
    </style:style>
    <style:style style:name="T274" style:family="text">
      <style:text-properties officeooo:rsid="01703738"/>
    </style:style>
    <style:style style:name="T275" style:family="text">
      <style:text-properties officeooo:rsid="01753faf"/>
    </style:style>
    <style:style style:name="T276" style:family="text">
      <style:text-properties officeooo:rsid="0176f398"/>
    </style:style>
    <style:style style:name="T277" style:family="text">
      <style:text-properties officeooo:rsid="01780e97"/>
    </style:style>
    <style:style style:name="T278" style:family="text">
      <style:text-properties officeooo:rsid="018bd7b9"/>
    </style:style>
    <style:style style:name="T279" style:family="text">
      <style:text-properties officeooo:rsid="019b2aef"/>
    </style:style>
    <style:style style:name="T280" style:family="text">
      <style:text-properties officeooo:rsid="019cd293"/>
    </style:style>
    <style:style style:name="T281" style:family="text">
      <style:text-properties officeooo:rsid="019e17ac"/>
    </style:style>
    <style:style style:name="T282" style:family="text">
      <style:text-properties officeooo:rsid="01a0d2ae"/>
    </style:style>
    <style:style style:name="T283" style:family="text">
      <style:text-properties fo:font-size="10pt" fo:font-weight="bold" style:font-size-asian="8.75pt" style:font-weight-asian="bold" style:font-size-complex="10pt" style:font-weight-complex="bold"/>
    </style:style>
    <style:style style:name="T284" style:family="text">
      <style:text-properties fo:font-size="10pt" fo:font-weight="normal" style:font-size-asian="8.75pt" style:font-weight-asian="normal" style:font-size-complex="10pt" style:font-weight-complex="normal"/>
    </style:style>
    <style:style style:name="T285" style:family="text">
      <style:text-properties fo:font-size="10pt" fo:font-style="normal" fo:font-weight="bold" style:font-size-asian="8.75pt" style:font-style-asian="normal" style:font-weight-asian="bold" style:font-size-complex="10pt" style:font-style-complex="normal" style:font-weight-complex="bold"/>
    </style:style>
    <style:style style:name="T286"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87"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88"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89"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90"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91"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92"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93"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94"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95" style:family="text">
      <style:text-properties officeooo:rsid="01ae09c0"/>
    </style:style>
    <style:style style:name="T296" style:family="text">
      <style:text-properties officeooo:rsid="01c74a6d"/>
    </style:style>
    <style:style style:name="T297" style:family="text">
      <style:text-properties officeooo:rsid="01ccc52d"/>
    </style:style>
    <style:style style:name="T298" style:family="text">
      <style:text-properties fo:font-size="14.1000003814697pt" officeooo:rsid="0025bcde" style:font-size-asian="14.1000003814697pt" style:font-size-complex="14.1000003814697pt"/>
    </style:style>
    <style:style style:name="T299" style:family="text">
      <style:text-properties officeooo:rsid="01f19110"/>
    </style:style>
    <style:style style:name="T300" style:family="text">
      <style:text-properties officeooo:rsid="01f4a333"/>
    </style:style>
    <style:style style:name="T301" style:family="text">
      <style:text-properties officeooo:rsid="025483ee"/>
    </style:style>
    <style:style style:name="T302" style:family="text">
      <style:text-properties officeooo:rsid="0277ebeb"/>
    </style:style>
    <style:style style:name="T303" style:family="text">
      <style:text-properties officeooo:rsid="02a1c7dc"/>
    </style:style>
    <style:style style:name="T304" style:family="text">
      <style:text-properties officeooo:rsid="02a24127"/>
    </style:style>
    <style:style style:name="T305" style:family="text">
      <style:text-properties officeooo:rsid="02a45bc4"/>
    </style:style>
    <style:style style:name="T306" style:family="text">
      <style:text-properties officeooo:rsid="02a62a48"/>
    </style:style>
    <style:style style:name="T307" style:family="text">
      <style:text-properties officeooo:rsid="02d843eb"/>
    </style:style>
    <style:style style:name="T308" style:family="text">
      <style:text-properties officeooo:rsid="02d90488"/>
    </style:style>
    <style:style style:name="T309" style:family="text">
      <style:text-properties officeooo:rsid="01f86c39"/>
    </style:style>
    <style:style style:name="T310" style:family="text">
      <style:text-properties officeooo:rsid="02d9e130"/>
    </style:style>
    <style:style style:name="T311" style:family="text">
      <style:text-properties officeooo:rsid="02db54e5"/>
    </style:style>
    <style:style style:name="T312" style:family="text">
      <style:text-properties officeooo:rsid="02dc24e7"/>
    </style:style>
    <style:style style:name="T313" style:family="text">
      <style:text-properties style:text-underline-style="none" officeooo:rsid="02dd6e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4"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34" text:outline-level="1"/>
      <text:h text:style-name="P234" text:outline-level="1"/>
      <text:h text:style-name="P234" text:outline-level="1"/>
      <text:h text:style-name="P234" text:outline-level="1"/>
      <text:h text:style-name="P234" text:outline-level="1"/>
      <text:h text:style-name="P235" text:outline-level="1"/>
      <text:h text:style-name="P235" text:outline-level="1">Progetto Ingegneria del Software UNICT 2018/19</text:h>
      <text:p text:style-name="P83">Privitera Stefano<text:line-break/>Puglisi Manlio<text:line-break/>Spallina Alessandro</text:p>
      <text:h text:style-name="P234" text:outline-level="1"/>
      <text:h text:style-name="P234" text:outline-level="1"/>
      <text:p text:style-name="P106"/>
      <text:h text:style-name="P234" text:outline-level="1"/>
      <text:h text:style-name="P234" text:outline-level="1"/>
      <text:p text:style-name="P84"/>
      <text:p text:style-name="P84"/>
      <text:p text:style-name="P84"/>
      <text:p text:style-name="P84"/>
      <text:p text:style-name="P85"/>
      <text:h text:style-name="P234" text:outline-level="1"><text:soft-page-break/><text:span text:style-name="T259">1 - </text:span>FASE DI IDEAZIONE</text:h>
      <text:h text:style-name="Heading_20_2" text:outline-level="2"><text:span text:style-name="T259">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745825755" text:style-name="L1">
        <text:list-item>
          <text:p text:style-name="P14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370721470" text:style-name="L2">
        <text:list-item>
          <text:p text:style-name="P143">Andare in copisteria a ricaricare il proprio conto direttamente in contanti.</text:p>
        </text:list-item>
        <text:list-item>
          <text:p text:style-name="P14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33">early bird </text:span><text:span text:style-name="T73">avranno un credito bonus presso la piattaforma.</text:span></text:p>
      <text:p text:style-name="P15"/>
      <text:p text:style-name="P12"/>
      <text:h text:style-name="P237" text:outline-level="2"><text:line-break/><text:line-break/><text:line-break/></text:h>
      <text:p text:style-name="P82"/>
      <text:p text:style-name="P82"/>
      <text:h text:style-name="P237" text:outline-level="2"><text:soft-page-break/><text:span text:style-name="T259">1.2 - </text:span>Casi d’uso <text:span text:style-name="T197">(formato breve)</text:span></text:h>
      <text:p text:style-name="P52">Si considerino i seguenti casi d’uso, di cui è di interesse solo lo scenario principale di successo.</text:p>
      <text:p text:style-name="P52"/>
      <text:h text:style-name="P245" text:outline-level="3">Caso d’uso UC1: Registrazione nuova copisteria</text:h>
      <text:p text:style-name="P56">Attore primario: proprietario della copisteria.</text:p>
      <text:list xml:id="list2494456378" text:style-name="L3">
        <text:list-item>
          <text:p text:style-name="P176">Il proprietario <text:span text:style-name="T78">completa il form di registrazione.</text:span></text:p>
        </text:list-item>
        <text:list-item>
          <text:p text:style-name="P178">Il sistema registra l’avvenuta compilazione del form.</text:p>
        </text:list-item>
        <text:list-item>
          <text:p text:style-name="P178">Il sistema invia l’e-mail di conferma.</text:p>
        </text:list-item>
        <text:list-item>
          <text:p text:style-name="P178">Il proprietario conferma la registrazione tramite link ricevuto via e-mail.</text:p>
        </text:list-item>
      </text:list>
      <text:p text:style-name="P52"/>
      <text:h text:style-name="P246" text:outline-level="3">Caso d’uso UC<text:span text:style-name="T93">2</text:span>: Compilazione tariffario <text:span text:style-name="T306">e specifiche di stampa della</text:span> copisteria</text:h>
      <text:p text:style-name="P66">Attore primario: proprietario della copisteria.</text:p>
      <text:list xml:id="list997710501" text:style-name="L4">
        <text:list-item>
          <text:p text:style-name="P180">Il proprietario compila il tariffario <text:span text:style-name="T95">specificando quali formati cartacei sono disponibili per la stampa e quali estensioni di file sono consentite. </text:span></text:p>
        </text:list-item>
        <text:list-item>
          <text:p text:style-name="P181">Per ogni tipo di file vengono <text:span text:style-name="T306">selezionate</text:span> le varianti di stampa e i relativi prezzi:<text:line-break/>* Stampa a colori/in bianco e nero;<text:line-break/>* Formato stampa;<text:line-break/>* Tipo di rilegatura;<text:line-break/>* Frontespizio;</text:p>
        </text:list-item>
        <text:list-item>
          <text:p text:style-name="P182">Il sistema registra le informazioni.</text:p>
        </text:list-item>
      </text:list>
      <text:p text:style-name="P67"/>
      <text:h text:style-name="P247" text:outline-level="3">Caso d’uso UC<text:span text:style-name="T94">3</text:span>: <text:span text:style-name="T79">Registrazione cliente</text:span></text:h>
      <text:p text:style-name="P57">Attore primario: <text:span text:style-name="T79">cliente della</text:span> copisteria.</text:p>
      <text:list xml:id="list1114907165" text:style-name="L5">
        <text:list-item>
          <text:p text:style-name="P177">Il <text:span text:style-name="T79">cliente</text:span> <text:span text:style-name="T78">completa il form di registrazione.</text:span></text:p>
        </text:list-item>
        <text:list-item>
          <text:p text:style-name="P179">Il sistema registra l’avvenuta compilazione del form.</text:p>
        </text:list-item>
        <text:list-item>
          <text:p text:style-name="P179">Il sistema invia l’e-mail di conferma.</text:p>
        </text:list-item>
        <text:list-item>
          <text:p text:style-name="P183">Il cliente conferma la registrazione tramite link ricevuto via e-mail</text:p>
        </text:list-item>
      </text:list>
      <text:p text:style-name="P54"/>
      <text:p text:style-name="P54"/>
      <text:p text:style-name="P54"/>
      <text:h text:style-name="P248" text:outline-level="3"><text:soft-page-break/>Caso d’uso UC<text:span text:style-name="T94">4</text:span>: Acquisto credito copisteria <text:span text:style-name="T86">in contanti</text:span></text:h>
      <text:p text:style-name="P58"><text:span text:style-name="T80">La</text:span> regis<text:span text:style-name="T80">trazione comporta la possibilità di acquistare credito presso una specifica copisteria ed ottenerne i servizi.</text:span></text:p>
      <text:p text:style-name="P58">Attore primario: <text:span text:style-name="T80">addetto della copisteria.</text:span></text:p>
      <text:p text:style-name="P59">Attore finale: cliente della copisteria.</text:p>
      <text:list xml:id="list1322420305" text:style-name="L6">
        <text:list-item>
          <text:p text:style-name="P184">Il cliente si reca <text:span text:style-name="T81">presso la</text:span> specifica copisteria.</text:p>
        </text:list-item>
        <text:list-item>
          <text:p text:style-name="P184">Il cliente manifesta la volontà di volere acquistare credito presso la piattaforma.</text:p>
        </text:list-item>
        <text:list-item>
          <text:p text:style-name="P187">L’addetto chiede l’identificativo univoco del sistema e la quantità di denaro che desidera venga convertita in credito.</text:p>
        </text:list-item>
        <text:list-item>
          <text:p text:style-name="P184">Il cliente <text:span text:style-name="T83">comunica l’identificativo e </text:span>paga la somma <text:span text:style-name="T82">desiderata.</text:span></text:p>
        </text:list-item>
        <text:list-item>
          <text:p text:style-name="P187">L’addetto della copisteria seleziona il cliente sulla piattaforma tramite l’identificativo fornito <text:span text:style-name="T84">e associa un credito pari alla somma pattuita.</text:span></text:p>
        </text:list-item>
        <text:list-item>
          <text:p text:style-name="P190">Il cliente riceve una mail di avvenuta ricarica credito.</text:p>
        </text:list-item>
        <text:list-item>
          <text:p text:style-name="P191">Il cliente va via con l<text:span text:style-name="T85">a fattura</text:span>.</text:p>
        </text:list-item>
      </text:list>
      <text:p text:style-name="P61"/>
      <text:h text:style-name="P249" text:outline-level="3">Caso d’uso UC<text:span text:style-name="T94">5</text:span>: Acquisto credito copisteria <text:span text:style-name="T87">online</text:span></text:h>
      <text:p text:style-name="P60">Attore primario: cliente della copisteria.</text:p>
      <text:p text:style-name="P60">Attore di supporto: <text:span text:style-name="T87">engine di pagamento online</text:span>.</text:p>
      <text:list xml:id="list1602202350" text:style-name="L7">
        <text:list-item>
          <text:p text:style-name="P192">Il cliente seleziona la copisteria presso <text:span text:style-name="T89">la quale</text:span> vuole ricaricare il proprio credito.</text:p>
        </text:list-item>
        <text:list-item>
          <text:p text:style-name="P193">Il cliente visita la sezione del portale relativa al proprio credito <text:span text:style-name="T90">di una specifica copisteria.</text:span></text:p>
        </text:list-item>
        <text:list-item>
          <text:p text:style-name="P193">Il cliente seleziona <text:span text:style-name="T88">il metodo di pagamento che preferisce.</text:span></text:p>
        </text:list-item>
        <text:list-item>
          <text:p text:style-name="P192">Il cliente inserisce l’ammontare di denaro che desidera venga convertito in credito.</text:p>
        </text:list-item>
        <text:list-item>
          <text:p text:style-name="P194">L’Engine processa il pagamento.</text:p>
        </text:list-item>
        <text:list-item>
          <text:p text:style-name="P194">Il sistema registra l’avvenuta azione con successo e notifica al cliente l’avvenuta ricarica.</text:p>
        </text:list-item>
      </text:list>
      <text:p text:style-name="P62"/>
      <text:h text:style-name="P250" text:outline-level="3"/>
      <text:h text:style-name="P250" text:outline-level="3"/>
      <text:h text:style-name="P250" text:outline-level="3"/>
      <text:p text:style-name="P55"/>
      <text:p text:style-name="P55"/>
      <text:h text:style-name="P250" text:outline-level="3"><text:soft-page-break/>Caso d’uso UC<text:span text:style-name="T94">6</text:span>: <text:bookmark-start text:name="__DdeLink__1482_1365651933"/><text:span text:style-name="T91">Invio file di stampa alla copisteria</text:span><text:bookmark-end text:name="__DdeLink__1482_1365651933"/></text:h>
      <text:p text:style-name="P63">Attore primario: cliente della copisteria.</text:p>
      <text:p text:style-name="P64">Attore di supporto: addetto della copisteria</text:p>
      <text:list xml:id="list516244321" text:style-name="L8">
        <text:list-item>
          <text:p text:style-name="P195">Il cliente seleziona una copisteria presso la quale ha un credito attivo.</text:p>
        </text:list-item>
        <text:list-item>
          <text:p text:style-name="P195">Il cliente carica sulla piattaforma un file di tipo stampabile.</text:p>
        </text:list-item>
        <text:list-item>
          <text:p text:style-name="P198">Il cliente s<text:span text:style-name="T96">eleziona le specifiche di stampa.</text:span></text:p>
        </text:list-item>
        <text:list-item>
          <text:p text:style-name="P199">Il sistema calcola il <text:span text:style-name="T97">costo</text:span> dell’operazione.</text:p>
        </text:list-item>
        <text:list-item>
          <text:p text:style-name="P200">Il cliente conferma l’ordine.</text:p>
        </text:list-item>
        <text:list-item>
          <text:p text:style-name="P201">Il sistema detrae il credito dal cliente.</text:p>
        </text:list-item>
        <text:list-item>
          <text:p text:style-name="P202">Fino a quando il task di stampa inviato dall’utente non viene approvato, l’utente ha la possibilità di modificare l’ordine o annullarlo.</text:p>
        </text:list-item>
      </text:list>
      <text:p text:style-name="P68"/>
      <text:h text:style-name="P251" text:outline-level="3">Caso d’uso UC7: Accettazione task e invio richiesta di ritiro</text:h>
      <text:p text:style-name="P69">Attore primario: addetto della copisteria.</text:p>
      <text:p text:style-name="P69">Attore finale: cliente della copisteria.</text:p>
      <text:list xml:id="list941592191" text:style-name="L9">
        <text:list-item>
          <text:p text:style-name="P196">L’addetto della copisteria accetta il task e invia alla coda di stampa il file.</text:p>
        </text:list-item>
        <text:list-item>
          <text:p text:style-name="P196"><text:span text:style-name="T92">L’addetto invia una notifica tramite la piattaforma al cliente q</text:span>uando il file è stato stampato ed è pronto per il ritiro.</text:p>
        </text:list-item>
        <text:list-item>
          <text:p text:style-name="P203">Il cliente <text:span text:style-name="T98">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38" text:outline-level="2"><text:soft-page-break/><text:span text:style-name="T260">1.3 - </text:span>Glossario</text:h>
      <text:list xml:id="list4060049394" text:style-name="L10">
        <text:list-item>
          <text:p text:style-name="P205">Proprietario/addetto/<text:span text:style-name="T263">esercente</text:span> della copisteria (sinonimi): svolgono lo stesso ruolo in quanto rappresentano il lato copisteria.</text:p>
        </text:list-item>
        <text:list-item>
          <text:p text:style-name="P206">Cliente/utente <text:span text:style-name="T99">(sinonimi): utilizzatori della piattaforma lato consumer, coloro che richiedono i servizi alla copisteria.</text:span></text:p>
        </text:list-item>
        <text:list-item>
          <text:p text:style-name="P204"><text:span text:style-name="T100">Engine di pagamento: sistema informatico capace di processare una transazione monetaria da parte di imprese quali Visa e PayPal. </text:span><text:span text:style-name="T101">È </text:span><text:span text:style-name="T102">possibile interfacciarsi con questo tramite le opportune API.</text:span></text:p>
        </text:list-item>
        <text:list-item>
          <text:p text:style-name="P204"><text:span text:style-name="T104">Job/</text:span><text:span text:style-name="T102">Task/Task di Stampa (sinonimi): </text:span><text:span text:style-name="T103">indica la richiesta di stampa inviata dal cliente alla copisteria.</text:span></text:p>
        </text:list-item>
      </text:list>
      <text:p text:style-name="P70"/>
      <text:h text:style-name="P239" text:outline-level="2"/>
      <text:p text:style-name="P100"/>
      <text:p text:style-name="P100"/>
      <text:p text:style-name="P100"/>
      <text:p text:style-name="P100"/>
      <text:p text:style-name="P100"/>
      <text:h text:style-name="P240" text:outline-level="2"><text:line-break/><text:line-break/><text:line-break/><text:line-break/><text:line-break/><text:line-break/><text:line-break/><text:line-break/><text:line-break/><text:line-break/><text:line-break/></text:h>
      <text:p text:style-name="P105"/>
      <text:p text:style-name="P101"/>
      <text:p text:style-name="P101"/>
      <text:h text:style-name="P241" text:outline-level="2"><text:soft-page-break/><text:span text:style-name="T261">1.4 - </text:span><text:bookmark-start text:name="__RefHeading___Toc1503_1839386457"/>Casi d’uso: formato esteso<text:bookmark-end text:name="__RefHeading___Toc1503_1839386457"/></text:h>
      <text:p text:style-name="P81"><text:span text:style-name="T199">I</text:span> casi d’uso <text:span text:style-name="T199">di seguito</text:span> selezionati <text:span text:style-name="T199">per essere descritti in maniera dettagliata</text:span> <text:span text:style-name="T199">rappresentano</text:span> le attività chiave del servizio offerto da Copiga.</text:p>
      <text:p text:style-name="P53"/>
      <text:h text:style-name="Heading_20_3" text:outline-level="3"><text:bookmark-start text:name="__RefHeading___Toc1505_1839386457"/>Caso d’uso <text:span text:style-name="T198">dettagliato </text:span>UC<text:span text:style-name="T94">4</text:span>: Acquisto credito copisteria <text:span text:style-name="T86">in contanti</text:span><text:bookmark-end text:name="__RefHeading___Toc1505_1839386457"/></text:h>
      <text:p text:style-name="P86">Portata: <text:span text:style-name="T200">applicazione copiga lato copisteria;</text:span></text:p>
      <text:p text:style-name="P86">Livello: <text:span text:style-name="T203">obiettivo utente</text:span></text:p>
      <text:p text:style-name="P86">Attore Primario:<text:span text:style-name="T200"> addetto della copisteria</text:span></text:p>
      <text:p text:style-name="P86">Attore Finale: <text:span text:style-name="T200">cliente della copisteria</text:span></text:p>
      <text:p text:style-name="P86">Attore di Supporto:<text:span text:style-name="T200"> sistema di cassa</text:span></text:p>
      <text:p text:style-name="P86">Parti interessate e Interessi:<text:span text:style-name="T200"> </text:span></text:p>
      <text:list xml:id="list542593043" text:style-name="L11">
        <text:list-item>
          <text:p text:style-name="P207"><text:span text:style-name="T230">Addetto della copisteria</text:span><text:span text:style-name="T200">: </text:span><text:span text:style-name="T201">V</text:span><text:span text:style-name="T200">uole </text:span><text:span text:style-name="T201">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10"><text:span text:style-name="T200">Cliente </text:span><text:span text:style-name="T209">della copisteria</text:span><text:span text:style-name="T60">: Vuole caricare il proprio credito sulla piattaforma in maniera veloce e sicura. Vuole avere prova dell’avvenuta ricarica. Vuole ricevere fattura.</text:span></text:p>
        </text:list-item>
      </text:list>
      <text:p text:style-name="P23">Pre-condizioni:<text:span text:style-name="T200"> La copisteria è registrata presso Copiga ed ha effettuato le fasi di inizializzazione dell’attività commerciale presso la piattaforma. L’utente è registrato presso Copiga.</text:span></text:p>
      <text:p text:style-name="P23">Garanzia di successo: <text:span text:style-name="T200">La copisteria incassa e fattura sul momento. L’utente vede accreditata la somma versata.</text:span></text:p>
      <text:p text:style-name="P28">Scenario principale di Successo:<text:span text:style-name="T200"> </text:span></text:p>
      <text:list xml:id="list590186532" text:style-name="L12">
        <text:list-item>
          <text:p text:style-name="P221">Il cliente si reca <text:span text:style-name="T81">presso la</text:span> specifica copisteria.</text:p>
        </text:list-item>
        <text:list-item>
          <text:p text:style-name="P185">Il cliente manifesta la volontà di volere acquistare credito presso la piattaforma.</text:p>
        </text:list-item>
        <text:list-item>
          <text:p text:style-name="P188">L’addetto chiede l’identificativo univoco del<text:span text:style-name="T279">l’utente</text:span> e la quantità di denaro che desidera <text:span text:style-name="T280">convertire </text:span>in credito.</text:p>
        </text:list-item>
        <text:list-item>
          <text:p text:style-name="P185">Il cliente <text:span text:style-name="T83">comunica l’identificativo e </text:span>paga la somma <text:span text:style-name="T82">desiderata.</text:span></text:p>
        </text:list-item>
        <text:list-item>
          <text:p text:style-name="P189">L’addetto seleziona il cliente sulla piattaforma tramite l’identificativo fornito.</text:p>
        </text:list-item>
        <text:list-item>
          <text:p text:style-name="P222">L’addetto associa sul sistema un credito pari alla somma pattuita.</text:p>
        </text:list-item>
        <text:list-item>
          <text:p text:style-name="P223">L’addetto incassa la somma ed emette la fattura.</text:p>
        </text:list-item>
        <text:list-item>
          <text:p text:style-name="P223">Il cliente ritira la fattura.</text:p>
        </text:list-item>
        <text:list-item>
          <text:p text:style-name="P224">Il cliente riceve una mail di avvenuta ricarica credito.</text:p>
        </text:list-item>
      </text:list>
      <text:p text:style-name="P40"/>
      <text:p text:style-name="P89"><text:soft-page-break/><text:span text:style-name="T9">F</text:span><text:span text:style-name="T1">lussi alternativi:</text:span></text:p>
      <text:p text:style-name="P98"><text:span text:style-name="T60">5</text:span><text:span text:style-name="T242">a</text:span><text:span text:style-name="T60">) L’utente selezionato non è presente sul sistema.<text:line-break/><text:tab/></text:span><text:span text:style-name="T61">1a- L’addetto richiede all’utente di registrarsi alla piattaforma col proprio dispositivo<text:line-break/><text:tab/>1b- L’addetto concede al cliente l’utilizzo di un dispositivo della copisteria per effettuare la <text:tab/><text:tab/>registrazione<text:line-break/><text:tab/></text:span><text:span text:style-name="T62">2- </text:span><text:span text:style-name="T61">Proseguire dal punto 6 dello scenario di successo.</text:span></text:p>
      <text:p text:style-name="P99"><text:span text:style-name="T60">6</text:span><text:span text:style-name="T242">a</text:span><text:span text:style-name="T60">) Il servizio internet della copisteria è assente.<text:line-break/><text:tab/>1- </text:span><text:span text:style-name="T62">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951362417" text:style-name="L13">
        <text:list-item>
          <text:p text:style-name="P149">Dall’interfaccia lato copisteria, la sezione di ricarica credito deve essere raggiungibile in massimo due click. <text:span text:style-name="T246">La ricerca dell’identificativo utente deve essere coadiuvata da un meccanismo di autocompletamento del campo di ricerca.</text:span></text:p>
        </text:list-item>
        <text:list-item>
          <text:p text:style-name="P151">Il più delle volte la convalida dell’<text:span text:style-name="T247">accredito</text:span> e la ricevuta via email devono avvenire entro 5 minuti. <text:span text:style-name="T248">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200"> Potenzialmente ininterrotta.</text:span></text:p>
      <text:p text:style-name="P33">Problemi aperti:<text:span text:style-name="T200">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6"/>
      <text:p text:style-name="P97"/>
      <text:p text:style-name="P97"/>
      <text:p text:style-name="P97"/>
      <text:h text:style-name="Heading_20_3" text:outline-level="3"><text:soft-page-break/>Caso d’uso <text:span text:style-name="T262">dettagliato </text:span>UC<text:span text:style-name="T94">6</text:span>: <text:span text:style-name="T91">Invio file di stampa alla copisteria</text:span></text:h>
      <text:p text:style-name="P92">Portata:<text:span text:style-name="T200"> </text:span><text:span text:style-name="T212">applicazione Copiga lato cliente</text:span></text:p>
      <text:p text:style-name="P94">Livello:<text:span text:style-name="T200"> obiettivo utente</text:span></text:p>
      <text:p text:style-name="P94">Attore Primario: <text:span text:style-name="T200">cliente della copisteria</text:span></text:p>
      <text:p text:style-name="P94">Attore di Supporto:<text:span text:style-name="T200"> addetto della copisteria</text:span></text:p>
      <text:p text:style-name="P94">Parti Interessate e Interessi:</text:p>
      <text:list xml:id="list1768603403" text:style-name="L14">
        <text:list-item>
          <text:p text:style-name="P212">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5">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60"> </text:span><text:span text:style-name="T71">La copisteria è registrata presso Copiga ed ha effettuato le fasi di inizializzazione dell’attività commerciale presso la piattaforma. L’utente è registrato presso Copiga. </text:span><text:span text:style-name="T60">L’utente deve essere in possesso di credito presso la copisteria scelta.</text:span></text:p>
      <text:p text:style-name="P5"><text:span text:style-name="T1">Garanzia di successo:</text:span><text:span text:style-name="T60"> </text:span><text:span text:style-name="T76">Fino a quando il task di stampa inviato dall’utente non viene approvato, l’utente ha la possibilità di modificare l’ordine o annullarlo. </text:span><text:span text:style-name="T72">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727811995" text:style-name="L15">
        <text:list-item>
          <text:p text:style-name="P152">Il cliente visualizza le copisterie presso le quali ha un credito attivo.</text:p>
        </text:list-item>
        <text:list-item>
          <text:p text:style-name="P153">Il cliente seleziona una <text:span text:style-name="T302">specifica </text:span>copisteria.</text:p>
        </text:list-item>
        <text:list-item>
          <text:p text:style-name="P154">Il cliente carica sulla piattaforma un file di tipo stampabile.</text:p>
        </text:list-item>
        <text:list-item>
          <text:p text:style-name="P155"><text:span text:style-name="T255">I</text:span>l sistema scansiona i<text:span text:style-name="T304">l</text:span> file caricat<text:span text:style-name="T305">o</text:span> <text:span text:style-name="T255">per scovare eventuali malware </text:span>e ne con<text:span text:style-name="T255">trolla</text:span> la genuinità.</text:p>
        </text:list-item>
        <text:list-item>
          <text:p text:style-name="P156">Il cliente s<text:span text:style-name="T9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7">Il sistema calcola il <text:span text:style-name="T97">costo</text:span> dell’operazione.</text:p>
        </text:list-item>
        <text:list-item>
          <text:p text:style-name="P158">Il cliente conferma l’ordine.</text:p>
        </text:list-item>
        <text:list-item>
          <text:p text:style-name="P159">Il sistema detrae il credito dal cliente.</text:p>
        </text:list-item>
      </text:list>
      <text:p text:style-name="P38"><text:span text:style-name="T256">F</text:span>lussi alternativi:</text:p>
      <text:p text:style-name="P47">1<text:span text:style-name="T241">a</text:span>) Il cliente ha selezionato una copisteria presso <text:span text:style-name="T257">la quale</text:span> non possiede credito attivo.<text:line-break/><text:tab/>1- Il cliente viene rimandato ad una schermata che lo invita a ricaricare il suo credito<text:line-break/><text:tab/><text:tab/><text:span text:style-name="T258">online.<text:line-break/><text:tab/>2a- Il cliente viene rimandato alla pagina della copisteria precedentemente selezionata.<text:line-break/></text:span><text:soft-page-break/><text:span text:style-name="T258"><text:tab/>2b- Il cliente sceglie di non ricaricare il suo credito.<text:line-break/><text:tab/>3a- Proseguire dal punto 2 dello scenario di successo.<text:line-break/><text:tab/>3b- Proseguire dal punto 1 dello scenario di successo.</text:span> </text:p>
      <text:p text:style-name="P38"><text:span text:style-name="T200">2</text:span><text:span text:style-name="T245">a</text:span><text:span text:style-name="T200">) La copisteria selezionata è momentaneamente fuori servizio.<text:line-break/><text:tab/>1- </text:span><text:span text:style-name="T213">A</text:span><text:span text:style-name="T200">l cliente viene notificato che il servizio della copisteria è momentaneamente interrotto.<text:line-break/><text:tab/>2a- Il cliente sceglie comunque di caricare i documenti che vuole siano stampati.<text:line-break/><text:tab/>2b- </text:span><text:span text:style-name="T213">Il cliente cambia copisteria.<text:line-break/><text:tab/>3a- Proseguire dal punto 3 dello scenario di successo.<text:line-break/><text:tab/>3b- Proseguire dal punto 1 dello scenario di successo.</text:span></text:p>
      <text:p text:style-name="P39"><text:span text:style-name="T200">3</text:span><text:span text:style-name="T245">a</text:span><text:span text:style-name="T200">)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232547203265553" text:continue-list="list951362417" text:style-name="L13">
        <text:list-item>
          <text:p text:style-name="P160">Il file deve poter essere caricato sia tramite apposita procedura di selezione file su file system, sia tramite sistema drag and drop.</text:p>
        </text:list-item>
      </text:list>
      <text:p text:style-name="P35">Frequenza di ripetizione:<text:span text:style-name="T200"> Potenzialmente ininterrotta.</text:span></text:p>
      <text:p text:style-name="P35"><text:span text:style-name="T77">Problemi aperti:</text:span><text:span text:style-name="T69"> </text:span><text:span text:style-name="T70">Trovare un sistema di antivirus. Trovare un metodo per consentire al cliente di annullare l’ordine o modificarlo prima che questo venga accettato dalla copisteria.</text:span></text:p>
      <text:h text:style-name="P254" text:outline-level="3"/>
      <text:p text:style-name="P104"/>
      <text:p text:style-name="P104"/>
      <text:h text:style-name="P254" text:outline-level="3"/>
      <text:h text:style-name="P254" text:outline-level="3"/>
      <text:h text:style-name="P254" text:outline-level="3"/>
      <text:h text:style-name="P254" text:outline-level="3"/>
      <text:h text:style-name="P254" text:outline-level="3"/>
      <text:h text:style-name="P254" text:outline-level="3"/>
      <text:p text:style-name="P104"/>
      <text:p text:style-name="P104"/>
      <text:p text:style-name="P104"/>
      <text:p text:style-name="P104"/>
      <text:p text:style-name="P104"/>
      <text:p text:style-name="P104"/>
      <text:h text:style-name="P254" text:outline-level="3"><text:bookmark-start text:name="__RefHeading___Toc1509_1839386457"/><text:soft-page-break/>Caso d’uso <text:span text:style-name="T198">dettagliato </text:span>UC<text:span text:style-name="T250">7</text:span>: <text:span text:style-name="T249">Accettazione task e invio richiesta di ritiro</text:span><text:bookmark-end text:name="__RefHeading___Toc1509_1839386457"/></text:h>
      <text:p text:style-name="P87">Portata: <text:span text:style-name="T200">applicazione </text:span><text:span text:style-name="T214">C</text:span><text:span text:style-name="T200">opiga lato copisteria;</text:span></text:p>
      <text:p text:style-name="P87">Livello: <text:span text:style-name="T202">obiettivo utente</text:span></text:p>
      <text:p text:style-name="P87">Attore Primario:<text:span text:style-name="T200"> addetto della copisteria</text:span></text:p>
      <text:p text:style-name="P87">Attore Finale: <text:span text:style-name="T200">cliente della copisteria</text:span></text:p>
      <text:p text:style-name="P87">Attore di Supporto:<text:span text:style-name="T200"> </text:span><text:span text:style-name="T204">sistema di stampa</text:span></text:p>
      <text:p text:style-name="P87">Parti interessate e Interessi:<text:span text:style-name="T200"> </text:span></text:p>
      <text:list xml:id="list232548527159310" text:continue-list="list542593043" text:style-name="L11">
        <text:list-item>
          <text:p text:style-name="P208"><text:span text:style-name="T230">Addetto della copisteria</text:span><text:span text:style-name="T200">: </text:span><text:span text:style-name="T205">Vuole un sistema </text:span><text:span text:style-name="T206">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11">Vuole un sistema in grado di tenere traccia del consumo del credito utente derivante dall’utilizzo dei servizi della copisteria.</text:span><text:span text:style-name="T201"> Vuole un sistema che garantisca continuità di servizio, seppur in maniera limitata, anche in caso di assenza (momentanea) o malfunzionamento di rete internet.</text:span></text:p>
        </text:list-item>
        <text:list-item>
          <text:p text:style-name="P211"><text:span text:style-name="T200">Cliente </text:span><text:span text:style-name="T208">della copisteria</text:span><text:span text:style-name="T60">: </text:span><text:span text:style-name="T63">Vuole essere avvisato </text:span><text:span text:style-name="T64">alla conferma del task inviato. Vuole essere avvisato </text:span><text:span text:style-name="T65">non appena</text:span><text:span text:style-name="T64"> il materiale richiesto è pronto per essere ritirato.</text:span></text:p>
        </text:list-item>
      </text:list>
      <text:p text:style-name="P24">Pre-condizioni:<text:span text:style-name="T200"> La copisteria è registrata presso Copiga ed ha effettuato le fasi di inizializzazione dell’attività commerciale presso la piattaforma. </text:span><text:span text:style-name="T207">Sul sistema risultano presenti utenti che hanno credito attivo presso la copisteria designata.</text:span></text:p>
      <text:p text:style-name="P24">Garanzia di successo: <text:span text:style-name="T210">Il task è stato accettato e il materiale stampato è pronto per il ritiro da parte dell’utente.</text:span></text:p>
      <text:p text:style-name="P26">Scenario principale di Successo:<text:span text:style-name="T200"> </text:span></text:p>
      <text:list xml:id="list412240356" text:style-name="L16">
        <text:list-item>
          <text:p text:style-name="P197">L’addetto della copisteria <text:span text:style-name="T251">riceve notifica di avvenuta ricezione di un nuovo task.</text:span></text:p>
        </text:list-item>
        <text:list-item>
          <text:p text:style-name="P225">L’addetto visiona il file.</text:p>
        </text:list-item>
        <text:list-item>
          <text:p text:style-name="P226">L’addetto accetta il task.</text:p>
        </text:list-item>
        <text:list-item>
          <text:p text:style-name="P227">Il sistema registra il consumo del credito utente presso la copisteria.</text:p>
        </text:list-item>
        <text:list-item>
          <text:p text:style-name="P228">L’addetto invia il materiale in stampa.</text:p>
        </text:list-item>
        <text:list-item>
          <text:p text:style-name="P228">L’addetto prepara il materiale stampato per la consegna.</text:p>
        </text:list-item>
        <text:list-item>
          <text:p text:style-name="P228">L’addetto conferma sulla piattaforma la possibilità di ritiro del materiale.</text:p>
        </text:list-item>
        <text:list-item>
          <text:p text:style-name="P228">Il sistema invia una notifica al cliente designato.</text:p>
        </text:list-item>
      </text:list>
      <text:p text:style-name="P90"><text:span text:style-name="T9">F</text:span><text:span text:style-name="T1">lussi alternativi:</text:span></text:p>
      <text:p text:style-name="P103"><text:span text:style-name="T67">3</text:span><text:span text:style-name="T243">a</text:span><text:span text:style-name="T66">) </text:span><text:span text:style-name="T68">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667686254" text:style-name="L17">
        <text:list-item>
          <text:p text:style-name="P150">Dall’interfaccia lato copisteria, la sezione di <text:span text:style-name="T252">gestione dei task</text:span> deve essere raggiungibile in massimo due click. <text:span text:style-name="T253">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61">La notifica di possibilità di ritiro lato utente deve richiamare l’attenzione del cliente (effetti audio-visivi) se connesso alla piattaforma. <text:span text:style-name="T254">La notifica deve essere inviata anche via e-mail.</text:span></text:p>
        </text:list-item>
      </text:list>
      <text:p text:style-name="P34">Frequenza di ripetizione:<text:span text:style-name="T200">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6" text:outline-level="1"><text:soft-page-break/>2 – PRIMA ITERAZIONE</text:h>
      <text:h text:style-name="P243" text:outline-level="2">2.<text:span text:style-name="T263">1</text:span> – P<text:span text:style-name="T263">iano di Sviluppo del Software</text:span></text:h>
      <text:p text:style-name="P108">A questo punto del processo di sviluppo abbiamo già un idea dell’architettura da utilizzare.<text:line-break/>Copiga ammette due “lati”: <text:span text:style-name="T263">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9">La prima azione con il nostro servizio, compiuta sia da utenti che esercenti, <text:span text:style-name="T264">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954990890" text:style-name="L18">
        <text:list-item>
          <text:p text:style-name="P229">Il framework Laravel consente una gestione agevole della doppia registrazione/login di utente ed esercente?</text:p>
        </text:list-item>
        <text:list-item>
          <text:p text:style-name="P229">Il framework Laravel consente una gestione agevole di REST API autenticate tali da interfacciarsi con i dati relativi agli esercenti? Java è la scelta giusta per il client lato esercente che deve implementare REST API?</text:p>
        </text:list-item>
      </text:list>
      <text:p text:style-name="P109"/>
      <text:h text:style-name="P242" text:outline-level="2"/>
      <text:h text:style-name="P242" text:outline-level="2"/>
      <text:h text:style-name="P242" text:outline-level="2"/>
      <text:h text:style-name="P242" text:outline-level="2"/>
      <text:h text:style-name="P242" text:outline-level="2"/>
      <text:p text:style-name="P102"/>
      <text:h text:style-name="P242" text:outline-level="2"><text:soft-page-break/><text:span text:style-name="T265">2.2 - </text:span><text:bookmark-start text:name="__RefHeading___Toc1503_18393864571"/><text:span text:style-name="T265">Casi d’uso: formato esteso</text:span><text:bookmark-end text:name="__RefHeading___Toc1503_18393864571"/></text:h>
      <text:p text:style-name="P110">Adesso riteniamo che i casi d’uso non ancora descritti in maniera estesa necessitino <text:span text:style-name="T266">di essere analizzati in maniera più approfondita.</text:span></text:p>
      <text:h text:style-name="P252" text:outline-level="3"><text:line-break/>Caso d’uso <text:span text:style-name="T267">esteso </text:span>UC1: Registrazione nuova copisteria</text:h>
      <text:p text:style-name="P88">Portata: <text:span text:style-name="T200">applicazione copiga lato copisteria;</text:span></text:p>
      <text:p text:style-name="P88">Livello: <text:span text:style-name="T203">obiettivo utente</text:span></text:p>
      <text:p text:style-name="P88">Attore Primario:<text:span text:style-name="T200"> </text:span><text:span text:style-name="T215">proprietario della copisteria</text:span></text:p>
      <text:p text:style-name="P88">Parti interessate e Interessi:<text:span text:style-name="T200"> </text:span></text:p>
      <text:list xml:id="list232547901247498" text:continue-list="list232548527159310" text:style-name="L11">
        <text:list-item>
          <text:p text:style-name="P209"><text:span text:style-name="T231">Proprietario</text:span><text:span text:style-name="T230"> della copisteria</text:span><text:span text:style-name="T200">: </text:span><text:span text:style-name="T216">Vuole accedere al servizio offerto dalla piattaforma.</text:span></text:p>
        </text:list-item>
      </text:list>
      <text:p text:style-name="P25">Pre-condizioni:<text:span text:style-name="T200"> </text:span><text:span text:style-name="T217">N</text:span><text:span text:style-name="T219">essuna</text:span></text:p>
      <text:p text:style-name="P25">Garanzia di successo: <text:span text:style-name="T218">La copisteria è registrata alla piattaforma, prima di essere raggiungibile da utenti deve compilare </text:span><text:span text:style-name="T226">è richiesta la compilazione del tariffario come descritto in UC2.</text:span></text:p>
      <text:p text:style-name="P27">Scenario principale di Successo:<text:span text:style-name="T200"> </text:span></text:p>
      <text:list xml:id="list3829546021" text:style-name="L19">
        <text:list-item>
          <text:p text:style-name="P186">I<text:span text:style-name="T268">l proprietario della copisteria accede all’apposita sezione.</text:span></text:p>
        </text:list-item>
        <text:list-item>
          <text:p text:style-name="P230">Il proprietario inserisce:<text:line-break/>* Nome della copisteria<text:line-break/>* <text:span text:style-name="T273">Indirizzo della copisteria<text:line-break/>* Partita Iva</text:span><text:line-break/>* E-mail<text:line-break/>* Password<text:line-break/>* Reca<text:span text:style-name="T269">p</text:span>ito telefonico</text:p>
        </text:list-item>
        <text:list-item>
          <text:p text:style-name="P186">Il <text:span text:style-name="T269">sistema verifica l’univocità dell’e-mail.</text:span></text:p>
        </text:list-item>
        <text:list-item>
          <text:p text:style-name="P231">Il sistema registra l’avvenuta compilazione del form.</text:p>
        </text:list-item>
        <text:list-item>
          <text:p text:style-name="P231">Il sistema invia l’e-mail di conferma.</text:p>
        </text:list-item>
        <text:list-item>
          <text:p text:style-name="P231">Il proprietario conferma la registrazione tramite link rivevuto via e-mail.</text:p>
        </text:list-item>
      </text:list>
      <text:p text:style-name="P91"><text:span text:style-name="T9">F</text:span><text:span text:style-name="T1">lussi alternativi:</text:span></text:p>
      <text:p text:style-name="P112"><text:span text:style-name="T1">3</text:span><text:span text:style-name="T244">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7">Problemi aperti:</text:span><text:span text:style-name="T69"> </text:span><text:span text:style-name="T220">Sviluppare un proof of concept per l’invio di e-mail con la tecnologia scelta</text:span><text:span text:style-name="T69">.</text:span></text:p>
      <text:p text:style-name="P111"/>
      <text:p text:style-name="P111"/>
      <text:h text:style-name="P255" text:outline-level="3"><text:soft-page-break/>Caso d’uso <text:span text:style-name="T262">dettagliato </text:span>UC<text:span text:style-name="T270">2</text:span>: <text:span text:style-name="T249">Compilazione tariffario e specifiche di stampa della copisteria</text:span></text:h>
      <text:p text:style-name="P11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3">Portata:<text:span text:style-name="T200"> </text:span><text:span text:style-name="T212">applicazione Copiga lato c</text:span><text:span text:style-name="T224">opisteria</text:span></text:p>
      <text:p text:style-name="P95">Livello:<text:span text:style-name="T200"> obiettivo utente</text:span></text:p>
      <text:p text:style-name="P95">Attore Primario: <text:span text:style-name="T225">proprietario</text:span><text:span text:style-name="T200"> della copisteria</text:span></text:p>
      <text:p text:style-name="P95">Parti Interessate e Interessi:</text:p>
      <text:list xml:id="list232548977731305" text:continue-list="list1768603403" text:style-name="L14">
        <text:list-item>
          <text:p text:style-name="P213"><text:span text:style-name="T271">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60"> </text:span><text:span text:style-name="T71">La copisteria è registrata presso Copiga</text:span><text:span text:style-name="T60">.</text:span></text:p>
      <text:p text:style-name="P4"><text:span text:style-name="T1">Garanzia di successo:</text:span><text:span text:style-name="T60"> </text:span><text:span text:style-name="T75">La copisteria è raggiungibile dagli utenti.</text:span></text:p>
      <text:p text:style-name="P7"><text:span text:style-name="T11">S</text:span><text:span text:style-name="T1">cenario principale di Successo:</text:span></text:p>
      <text:list xml:id="list3176868300" text:style-name="L20">
        <text:list-item>
          <text:p text:style-name="P162">I<text:span text:style-name="T268">l proprietario della copisteria accede all’apposita sezione.</text:span></text:p>
        </text:list-item>
        <text:list-item>
          <text:p text:style-name="P163">Il proprietario seleziona le tipologia di file che tratta:<text:line-break/>* Immagini<text:line-break/>* File di testo</text:p>
        </text:list-item>
        <text:list-item>
          <text:p text:style-name="P164">Il proprietario <text:span text:style-name="T278">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65">Il proprietario inserisce le tipologie di rilegatura;<text:line-break/>Per ogni rilegatura inserisce:<text:line-break/>a) Tipo di rilegatura<text:line-break/>b) Prezzo.</text:p>
        </text:list-item>
        <text:list-item>
          <text:p text:style-name="P166">Il proprietario <text:span text:style-name="T272">salva la configurazione.</text:span></text:p>
        </text:list-item>
        <text:list-item>
          <text:p text:style-name="P167">Il sistema restituisce il messaggio di confermata registrazione del nuovo tariffario <text:span text:style-name="T297">che mostra il riepilogo del tariffario inserito</text:span>.</text:p>
        </text:list-item>
      </text:list>
      <text:p text:style-name="P32">Requisiti speciali:</text:p>
      <text:list xml:id="list529067312" text:style-name="L21">
        <text:list-item>
          <text:p text:style-name="P168">L’interfaccia di selezione specifiche deve essere user friendly.</text:p>
        </text:list-item>
      </text:list>
      <text:p text:style-name="P37">Frequenza di ripetizione:<text:span text:style-name="T200"> </text:span><text:span text:style-name="T227">Una tantum.</text:span></text:p>
      <text:p text:style-name="P48"/>
      <text:p text:style-name="P48"/>
      <text:h text:style-name="P253" text:outline-level="3"><text:soft-page-break/>Caso d’uso UC<text:span text:style-name="T94">3</text:span>: <text:span text:style-name="T79">Registrazione cliente</text:span></text:h>
      <text:p text:style-name="P41">Portata:<text:span text:style-name="T200"> applicazione Copiga a livello cliente</text:span></text:p>
      <text:p text:style-name="P41">Livello:<text:span text:style-name="T200"> obiettivo utente</text:span></text:p>
      <text:p text:style-name="P41">Attore primario:<text:span text:style-name="T200"> cliente della copisteria</text:span></text:p>
      <text:p text:style-name="P41">Parti interessate e interessi: </text:p>
      <text:list xml:id="list2483644469" text:style-name="L22">
        <text:list-item>
          <text:p text:style-name="P214">Cliente della copisteria<text:span text:style-name="T1">: Vuole </text:span><text:span text:style-name="T18">accedere al servizio offerto dalla piattaforma.</text:span></text:p>
        </text:list-item>
      </text:list>
      <text:p text:style-name="P8"><text:span text:style-name="T1">Pre-condizioni:</text:span><text:span text:style-name="T60"> nessuna.</text:span></text:p>
      <text:p text:style-name="P8"><text:span text:style-name="T1">Garanzia di successo:</text:span><text:span text:style-name="T74"> </text:span><text:span text:style-name="T60">il cliente risulta registrato alla piattaforma.</text:span></text:p>
      <text:p text:style-name="P41">Scenario principale di successo:</text:p>
      <text:list xml:id="list3412453347" text:style-name="L23">
        <text:list-item>
          <text:p text:style-name="P169">Il cliente accede alla sezione apposita per la registrazione.</text:p>
        </text:list-item>
        <text:list-item>
          <text:p text:style-name="P175"><text:span text:style-name="T200">Il cliente compila il form di registrazione in cui inserisce:<text:line-break/> * Indirizzo ema</text:span><text:span text:style-name="T221">il</text:span><text:span text:style-name="T200"><text:line-break/> * Nome<text:line-break/> * Cognome<text:line-break/> * Password<text:line-break/> * </text:span><text:span text:style-name="T228">Reca</text:span><text:span text:style-name="T229">p</text:span><text:span text:style-name="T228">ito telefonico</text:span></text:p>
        </text:list-item>
        <text:list-item>
          <text:p text:style-name="P170">Il sistema registra l’avvenuta compilazione del form.</text:p>
        </text:list-item>
        <text:list-item>
          <text:p text:style-name="P170">Il sistema invia l’email di conferma.</text:p>
        </text:list-item>
        <text:list-item>
          <text:p text:style-name="P170">Il cliente conferma la registrazione tramite link ricevuto via email.</text:p>
        </text:list-item>
      </text:list>
      <text:p text:style-name="P42">Flussi alternativi:</text:p>
      <text:p text:style-name="P42"><text:span text:style-name="T200">2</text:span><text:span text:style-name="T245">a</text:span><text:span text:style-name="T200">) Indi</text:span><text:span text:style-name="T222">rizzo email già presente nel sistema.</text:span></text:p>
      <text:p text:style-name="P42"><text:span text:style-name="T222"><text:tab/>1- Il sistema notifica al cliente che l’email inserita è già presente all’interno del sistema.<text:line-break/><text:tab/>2- </text:span><text:span text:style-name="T223">Il sistema chiede se il cliente ha dimenticato la password</text:span><text:span text:style-name="T222">.<text:line-break/><text:tab/></text:span><text:span text:style-name="T223">3a- Il cliente torna alla sezione principale della piattaforma.<text:line-break/><text:tab/>3b- Il cliente compila il form per il recupero della password.</text:span></text:p>
      <text:p text:style-name="P43">Frequenza di ripetizione: <text:span text:style-name="T200">potenzialmente ininterrotta.</text:span></text:p>
      <text:p text:style-name="P49"/>
      <text:p text:style-name="P49"/>
      <text:p text:style-name="P49"/>
      <text:p text:style-name="P49"/>
      <text:p text:style-name="P49"/>
      <text:p text:style-name="P49"/>
      <text:p text:style-name="P44"/>
      <text:h text:style-name="P244" text:outline-level="2"><text:soft-page-break/><text:span text:style-name="T265">2.3 – </text:span><text:bookmark-start text:name="__RefHeading___Toc1503_183938645711"/><text:span text:style-name="T265">A</text:span><text:bookmark-end text:name="__RefHeading___Toc1503_183938645711"/><text:span text:style-name="T265">nalisi</text:span></text:h>
      <text:p text:style-name="P113"><text:span text:style-name="T21">P</text:span><text:span text:style-name="T1">er questa iterazione sono stati scelti i requisiti:</text:span></text:p>
      <text:list xml:id="list2296729167" text:style-name="L24">
        <text:list-item>
          <text:p text:style-name="P171">Scenario principale di successo di UC2</text:p>
        </text:list-item>
        <text:list-item>
          <text:p text:style-name="P171">Scenario principale di successo di UC<text:span text:style-name="T281">6</text:span></text:p>
        </text:list-item>
        <text:list-item>
          <text:p text:style-name="P172">Scenario principale di successo di UC7</text:p>
        </text:list-item>
        <text:list-item>
          <text:p text:style-name="P173">I dati sono già presenti su database.</text:p>
        </text:list-item>
      </text:list>
      <text:p text:style-name="P2"/>
      <text:h text:style-name="P256" text:outline-level="3">Caso d’uso UC<text:span text:style-name="T275">2</text:span> <text:span text:style-name="T274">(Compilazione tariffario copisteria)</text:span>: Modello di Dominio</text:h>
      <text:p text:style-name="P50">In questa fase è di interesse lo scenario principale di successo, <text:span text:style-name="T276">riscontriamo le seguenti classi concettuali:</text:span></text:p>
      <text:list xml:id="list4283492063" text:style-name="L25">
        <text:list-item>
          <text:p text:style-name="P174"><text:span text:style-name="T232">Proprietario</text:span><text:span text:style-name="T234">C</text:span><text:span text:style-name="T235">opisteria</text:span>: <text:span text:style-name="T277">attore primario, interagisce direttamente con la piattaforma;</text:span></text:p>
        </text:list-item>
        <text:list-item>
          <text:p text:style-name="P216">Copiga<text:span text:style-name="T1">: la piattaforma in esame;</text:span></text:p>
        </text:list-item>
        <text:list-item>
          <text:p text:style-name="P217">SpecificheDiStampa<text:span text:style-name="T1">: l’insieme delle caratteristiche di stampa accettate;</text:span></text:p>
        </text:list-item>
        <text:list-item>
          <text:p text:style-name="P216">TipoFile<text:span text:style-name="T1">: è un tipo di file che è possibile scegliere di accettare di stampare, </text:span><text:span text:style-name="T22">es. </text:span><text:span text:style-name="T1">file testuale;</text:span></text:p>
        </text:list-item>
        <text:list-item>
          <text:p text:style-name="P218">Carta<text:span text:style-name="T1">: indica </text:span><text:span text:style-name="T23">il formato, la scala colori e il prezzo per foglio;</text:span></text:p>
        </text:list-item>
        <text:list-item>
          <text:p text:style-name="P218">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2" draw:name="Immagine2" text:anchor-type="paragraph" svg:width="16.08cm" svg:height="10.749cm" draw:z-index="4"><draw:image xlink:href="Pictures/100002010000036200000243F62CC4A64E300971.png" xlink:type="simple" xlink:show="embed" xlink:actuate="onLoad" loext:mime-type="image/png"/></draw:frame></text:p>
      <text:p text:style-name="P20"><text:span text:style-name="T283">Figura 1: </text:span><text:span text:style-name="T284">Modello di Dominio di UC2 – Compilazione tariffario copisteria</text:span></text:p>
      <text:h text:style-name="P258" text:outline-level="3"><text:soft-page-break/>Caso d’uso UC<text:span text:style-name="T282">6 (Invio file di stampa alla copisteria): Modello di Dominio</text:span></text:h>
      <text:p text:style-name="P11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4105144028" text:style-name="L26">
        <text:list-item>
          <text:p text:style-name="P219">Cliente<text:span text:style-name="T1">: attore primario, interagisce direttamente </text:span><text:span text:style-name="T28">con il sistema</text:span><text:span text:style-name="T1">;</text:span></text:p>
        </text:list-item>
        <text:list-item>
          <text:p text:style-name="P220">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32"><text:span text:style-name="T230">StampaFile</text:span><text:span text:style-name="T60">: rappresenta la specifica ordinazione effettuata dal cliente;</text:span></text:p>
        </text:list-item>
      </text:list>
      <text:p text:style-name="P16"/>
      <text:p text:style-name="P16"><draw:frame draw:style-name="fr3" draw:name="Immagine3" text:anchor-type="paragraph" svg:width="17cm" svg:height="13.6cm" draw:z-index="5"><draw:image xlink:href="Pictures/10000201000003BB000002FCBF57C68558778FC1.png" xlink:type="simple" xlink:show="embed" xlink:actuate="onLoad" loext:mime-type="image/png"/></draw:frame></text:p>
      <text:p text:style-name="P16"/>
      <text:p text:style-name="P117"><text:span text:style-name="T287">F</text:span><text:span text:style-name="T285">igura </text:span><text:span text:style-name="T286">2</text:span><text:span text:style-name="T285">: </text:span><text:span text:style-name="T290">Modello di Dominio di UC</text:span><text:span text:style-name="T291">6</text:span><text:span text:style-name="T290"> – </text:span><text:span text:style-name="T291">Invio file di stampa alla</text:span><text:span text:style-name="T290"> copisteria</text:span></text:p>
      <text:p text:style-name="P118"/>
      <text:p text:style-name="P118"/>
      <text:h text:style-name="P263" text:outline-level="3"><text:soft-page-break/>Caso d’uso UC<text:span text:style-name="T295">7 (</text:span>Accettazione task e invio richiesta di ritiro<text:span text:style-name="T295">): Modello di Dominio</text:span></text:h>
      <text:p text:style-name="P12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913907160" text:style-name="L27">
        <text:list-item>
          <text:p text:style-name="P233">Notifica<text:span text:style-name="T1">: si occupa di notificare l’accettazione del job di stampa </text:span><text:span text:style-name="T30">al cliente e di notificare la copisteria della ricezione di un nuovo job di stampa.</text:span></text:p>
        </text:list-item>
      </text:list>
      <text:p text:style-name="P122"><draw:frame draw:style-name="fr3" draw:name="Immagine4" text:anchor-type="paragraph" svg:width="17cm" svg:height="13.841cm" draw:z-index="6"><draw:image xlink:href="Pictures/1000020100000307000002777B7195A912B5446E.png" xlink:type="simple" xlink:show="embed" xlink:actuate="onLoad" loext:mime-type="image/png"/></draw:frame></text:p>
      <text:p text:style-name="P121"><text:span text:style-name="T287">F</text:span><text:span text:style-name="T288">igura </text:span><text:span text:style-name="T289">3</text:span><text:span text:style-name="T288">: </text:span><text:span text:style-name="T292">Modello di Dominio di UC</text:span><text:span text:style-name="T293">7</text:span><text:span text:style-name="T292"> – </text:span><text:span text:style-name="T294">Accettazione task e invio richiesta di ritiro</text:span></text:p>
      <text:p text:style-name="P119"/>
      <text:p text:style-name="P119"/>
      <text:p text:style-name="P119"/>
      <text:p text:style-name="P119"/>
      <text:p text:style-name="P119"/>
      <text:h text:style-name="P257" text:outline-level="3"><text:soft-page-break/>Caso d’uso UC<text:span text:style-name="T275">2</text:span> <text:span text:style-name="T274">(Compilazione tariffario copisteria)</text:span>: <text:span text:style-name="T296">Diagramma di Sequenza di Sistema</text:span></text:h>
      <text:p text:style-name="P12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259" text:outline-level="3"><text:soft-page-break/>Caso d’uso UC6 (<text:bookmark-start text:name="__DdeLink__1685_1956658092"/>Invio file di stampa alla copisteria<text:bookmark-end text:name="__DdeLink__1685_1956658092"/>): Diagramma di Sequenza di Sistema</text:h>
      <text:p text:style-name="P124"><text:span text:style-name="T31">I</text:span><text:span text:style-name="T1">l diagramma di sequenza di sistema per UC6 è il seguente:</text:span></text:p>
      <text:p text:style-name="P18"/>
      <text:p text:style-name="P18"/>
      <text:p text:style-name="P18"><draw:frame draw:style-name="fr4"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60" text:outline-level="3"><text:soft-page-break/>Caso d’uso UC7 (<text:span text:style-name="T298">Accettazione task e invio richiesta di ritiro</text:span>): Diagramma di Sequenza di Sistema</text:h>
      <text:p text:style-name="P125"><text:span text:style-name="T31">I</text:span><text:span text:style-name="T1">l diagramma di sequenza di sistema per UC</text:span><text:span text:style-name="T33">7</text:span><text:span text:style-name="T1"> è il seguente:</text:span></text:p>
      <text:p text:style-name="P19"/>
      <text:p text:style-name="P19"/>
      <text:p text:style-name="P126"><draw:frame draw:style-name="fr5" draw:name="Immagine6" text:anchor-type="paragraph" svg:width="16.775cm" svg:height="11.192cm" draw:z-index="2"><draw:image xlink:href="Pictures/100000000000027A000001A7E7993656FF342AA1.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62" text:outline-level="3"><text:soft-page-break/>Caso d’uso UC<text:span text:style-name="T307">2</text:span> (<text:bookmark-start text:name="__DdeLink__1685_19566580922"/><text:span text:style-name="T307">C</text:span><text:bookmark-end text:name="__DdeLink__1685_19566580922"/><text:span text:style-name="T307">ompilazione tariffario e specifiche di stampa della copisteria</text:span>): Diagramma di Sequenza di Sistema</text:h>
      <text:h text:style-name="P144" text:outline-level="3"><text:span text:style-name="T296">I</text:span>l diagramma di sequenza di sistema per UC<text:span text:style-name="T308">2</text:span> è il seguente:</text:h>
      <text:h text:style-name="P145" text:outline-level="3"><text:span text:style-name="T299">O</text:span>perazione: <text:span text:style-name="T310">newTariffario()<text:line-break/></text:span>Riferimenti: Caso d’uso UC<text:span text:style-name="T310">2</text:span><text:line-break/>Pre-condizioni: <text:s/>- <text:span text:style-name="T309"><text:line-break/>Post-condizioni: - Sono state istanziate CartaConfig c</text:span><text:span text:style-name="T240">c, </text:span><text:span text:style-name="T312">RilegaturaConfig rc</text:span><text:span text:style-name="T240">,</text:span><text:span text:style-name="T312"> FileConfig </text:span><text:span text:style-name="T240">fc </text:span><text:span text:style-name="T313">e <text:tab/><text:tab/><text:tab/><text:tab/>collegate a copisteria tramite “accetta”</text:span></text:h>
      <text:h text:style-name="P145" text:outline-level="3"/>
      <text:h text:style-name="P146" text:outline-level="3"><text:span text:style-name="T299">O</text:span>perazione: <text:span text:style-name="T310">addTipologia(tipoFile:String)<text:line-break/></text:span>Riferimenti: Caso d’uso UC<text:span text:style-name="T310">2</text:span><text:line-break/>Pre-condizioni: <text:s/>- <text:span text:style-name="T312">Sono presenti le istanze </text:span><text:span text:style-name="T240">cc, rc</text:span><text:span text:style-name="T312"> e </text:span><text:span text:style-name="T240">fc</text:span><text:span text:style-name="T312"><text:line-break/>Post-condizioni: - <text:s/></text:span><text:span text:style-name="T190">È </text:span><text:span text:style-name="T191">stata istanziata TipoFile </text:span><text:span text:style-name="T185">tf <text:s/></text:span><text:span text:style-name="T192">e connessa a </text:span><text:span text:style-name="T186">fc</text:span><text:span text:style-name="T192"> tramite “contiene”</text:span><text:span text:style-name="T191"><text:line-break/><text:tab/><text:tab/> <text:s text:c="3"/>- <text:s/></text:span><text:span text:style-name="T186">tf</text:span><text:span text:style-name="T192"> è collegata a DescrittoreFile tramite “descritto in”</text:span></text:h>
      <text:h text:style-name="P145" text:outline-level="3"/>
      <text:h text:style-name="P146" text:outline-level="3"><text:span text:style-name="T299">O</text:span>perazione: <text:span text:style-name="T311">addSpecifiche(nomeFormato:String, prezzoBN:float, prezzoC: float)<text:line-break/></text:span>Riferimenti: Caso d’uso UC<text:span text:style-name="T310">2</text:span><text:line-break/>Pre-condizioni: <text:s/>- <text:s/><text:span text:style-name="T312">Sono presenti le istanze </text:span><text:span text:style-name="T240">cc, rc</text:span><text:span text:style-name="T312"> e </text:span><text:span text:style-name="T240">fc</text:span><text:span text:style-name="T309"><text:line-break/>Post-condizioni: - </text:span><text:span text:style-name="T190">È </text:span><text:span text:style-name="T193">stata istanziata TipoCarta </text:span><text:span text:style-name="T187">tc</text:span><text:span text:style-name="T193"> e connessa a </text:span><text:span text:style-name="T187">cc</text:span><text:span text:style-name="T193"> tramite “contiene”<text:line-break/><text:tab/><text:tab/> <text:s text:c="2"/>- </text:span><text:span text:style-name="T187">tf</text:span><text:span text:style-name="T193"> è collegata a DescrittoreCarta tramite “descritto in”</text:span></text:h>
      <text:h text:style-name="P145" text:outline-level="3"/>
      <text:h text:style-name="P147" text:outline-level="3"><text:span text:style-name="T299">O</text:span>perazione: <text:span text:style-name="T311">addRilegatura(nomeRilegatura:String, prezzo:float)<text:line-break/></text:span>Riferimenti: Caso d’uso UC<text:span text:style-name="T310">2</text:span><text:line-break/>Pre-condizioni: <text:s/>- <text:span text:style-name="T312">Sono presenti le istanze </text:span><text:span text:style-name="T240">cc, rc</text:span><text:span text:style-name="T312"> e </text:span><text:span text:style-name="T240">fc</text:span><text:span text:style-name="T309"><text:line-break/>Post-condizioni: - </text:span><text:span text:style-name="T190">È </text:span><text:span text:style-name="T193">stata istanziata Tipo</text:span><text:span text:style-name="T194">Rilegatura</text:span><text:span text:style-name="T193"> </text:span><text:span text:style-name="T187">t</text:span><text:span text:style-name="T188">r</text:span><text:span text:style-name="T193"> e connessa a </text:span><text:span text:style-name="T194">r</text:span><text:span text:style-name="T187">c</text:span><text:span text:style-name="T193"> tramite “contiene”<text:line-break/><text:tab/><text:tab/> <text:s text:c="2"/>- </text:span><text:span text:style-name="T187">t</text:span><text:span text:style-name="T188">r </text:span><text:span text:style-name="T193">è collegata a Descrittore</text:span><text:span text:style-name="T194">Rilegatura</text:span><text:span text:style-name="T193"> tramite “descritto in”</text:span></text:h>
      <text:h text:style-name="P145" text:outline-level="3"/>
      <text:h text:style-name="P148" text:outline-level="3"><text:span text:style-name="T299">O</text:span>perazione: <text:span text:style-name="T311">saveTariffario()<text:line-break/></text:span>Riferimenti: Caso d’uso UC<text:span text:style-name="T310">2</text:span><text:line-break/>Pre-condizioni: <text:s/>- <text:span text:style-name="T312">Sono presenti le istanze </text:span><text:span text:style-name="T240">cc, rc</text:span><text:span text:style-name="T312"> e </text:span><text:span text:style-name="T240">fc</text:span><text:span text:style-name="T309"><text:line-break/>Post-condizioni: - <text:s/></text:span><text:span text:style-name="T196">Le istanze </text:span><text:span text:style-name="T189">cc, rc</text:span><text:span text:style-name="T196"> e </text:span><text:span text:style-name="T189">fc</text:span><text:span text:style-name="T196"> sono state associate a SpecificheDiStampa tramite <text:tab/><text:tab/><text:tab/><text:tab/>“contiene”</text:span></text:h>
      <text:h text:style-name="P264" text:outline-level="3">Caso d’uso UC<text:span text:style-name="T300">6</text:span> <text:span text:style-name="T274">(Invio file di stampa alla copisteria)</text:span>: <text:span text:style-name="T299">Contratti delle operazioni</text:span></text:h>
      <text:p text:style-name="P12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37">cli</text:span><text:span text:style-name="T54"> è stato associato ai crediti di tipo Credito attraverso “possiede”</text:span></text:p>
      <text:p text:style-name="P21"/>
      <text:p text:style-name="P131"><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5">È stata creata una nuova istanza </text:span><text:span text:style-name="T159">o</text:span><text:span text:style-name="T105"> di </text:span><text:span text:style-name="T127">Ordine</text:span><text:span text:style-name="T105"><text:line-break/><text:tab/><text:tab/> <text:s text:c="3"/>- </text:span><text:span text:style-name="T160">o</text:span><text:span text:style-name="T158"> </text:span><text:span text:style-name="T115">è </text:span><text:span text:style-name="T116">stato </text:span><text:span text:style-name="T115">associato </text:span><text:span text:style-name="T117">a </text:span><text:span text:style-name="T142">Credito </text:span><text:span text:style-name="T174">cre</text:span><text:span text:style-name="T161"> </text:span><text:span text:style-name="T128">attraverso “</text:span><text:span text:style-name="T142">richiede</text:span><text:span text:style-name="T128">”</text:span><text:span text:style-name="T161"> <text:line-break/><text:tab/><text:tab/> <text:s text:c="3"/>- </text:span><text:span text:style-name="T176">o </text:span><text:span text:style-name="T147">è stato associato a Copisteria </text:span><text:span text:style-name="T176">c</text:span><text:span text:style-name="T147"> attraverso “corrente”<text:line-break/><text:tab/><text:tab/> <text:s text:c="3"/></text:span><text:span text:style-name="T149">- </text:span><text:span text:style-name="T177">c</text:span><text:span text:style-name="T149"> è stato associato a CartaConfig attraverso “accetta”<text:line-break/><text:tab/><text:tab/> <text:s text:c="3"/>- </text:span><text:span text:style-name="T177">c</text:span><text:span text:style-name="T149"> è stato associato a </text:span><text:span text:style-name="T150">Rilegatura</text:span><text:span text:style-name="T149">Config attraverso “accetta”</text:span></text:p>
      <text:p text:style-name="P21"/>
      <text:p text:style-name="P136"><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5">È </text:span><text:span text:style-name="T129">in corso l’inserimento di un Ordine </text:span><text:span text:style-name="T162">o</text:span><text:span text:style-name="T45"><text:line-break/></text:span><text:span text:style-name="T41">Post-condizioni: - </text:span><text:span text:style-name="T55">(</text:span><text:span text:style-name="T105">È stat</text:span><text:span text:style-name="T106">o inviato un file candidabile per la stampa</text:span><text:bookmark-end text:name="__DdeLink__1690_1956658092"/><text:span text:style-name="T143">)</text:span></text:p>
      <text:p text:style-name="P22"/>
      <text:p text:style-name="P139"><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5">È </text:span><text:span text:style-name="T129">in corso l’inserimento di un Ordine </text:span><text:span text:style-name="T162">o</text:span><text:span text:style-name="T45"><text:line-break/></text:span><text:span text:style-name="T41">Post-condizioni: - </text:span><text:span text:style-name="T56">(</text:span><text:span text:style-name="T107">Il file è stato ritenuto consono</text:span><text:span text:style-name="T144">)</text:span><text:span text:style-name="T107"><text:line-break/><text:tab/><text:tab/> <text:s text:c="3"/>- </text:span><text:span text:style-name="T163">o.</text:span><text:span text:style-name="T175">file</text:span><text:span text:style-name="T118"> </text:span><text:span text:style-name="T146">è</text:span><text:span text:style-name="T145"> stat</text:span><text:span text:style-name="T146">o</text:span><text:span text:style-name="T145"> inizializzat</text:span><text:span text:style-name="T146">o<text:line-break/><text:tab/><text:tab/> <text:s text:c="3"/></text:span><text:span text:style-name="T148">- </text:span><text:span text:style-name="T177">c</text:span><text:span text:style-name="T149"> è stato associato a FileConfig attraverso “accetta”</text:span></text:p>
      <text:p text:style-name="P71"/>
      <text:p text:style-name="P138"><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05">È </text:span><text:span text:style-name="T129">in corso l’inserimento di un Ordine </text:span><text:span text:style-name="T162">o<text:line-break/><text:tab/><text:tab/> <text:s/>- </text:span><text:span text:style-name="T164">o.file</text:span><text:span text:style-name="T130"> è inizializzato</text:span><text:span text:style-name="T45"><text:line-break/></text:span><text:span text:style-name="T41">Post-condizioni: - </text:span><text:span text:style-name="T236">o</text:span><text:span text:style-name="T51">.paginePerLato, </text:span><text:span text:style-name="T236">o</text:span><text:span text:style-name="T51">.fronteRetro, </text:span><text:span text:style-name="T238">o</text:span><text:span text:style-name="T57">.aColori, </text:span><text:span text:style-name="T239">o</text:span><text:span text:style-name="T59">.tipoCarta, </text:span><text:span text:style-name="T239">o</text:span><text:span text:style-name="T59">.tipoRilegatura</text:span><text:span text:style-name="T51"> </text:span><text:span text:style-name="T53">sono stati</text:span><text:span text:style-name="T51"> <text:tab/><text:tab/><text:tab/>inizializzati<text:line-break/><text:tab/><text:tab/> <text:s text:c="3"/>- </text:span><text:span text:style-name="T236">o</text:span><text:span text:style-name="T51">.costoTotale </text:span><text:span text:style-name="T52">è stato</text:span><text:span text:style-name="T51"> inizializzato</text:span></text:p>
      <text:p text:style-name="P80"/>
      <text:p text:style-name="P140"><text:span text:style-name="T108">Operazione: </text:span><text:span text:style-name="T114">confirmOrder(</text:span><text:span text:style-name="T109">)<text:line-break/>R</text:span><text:span text:style-name="T110">iferimenti: </text:span><text:span text:style-name="T111">Caso d’uso UC6<text:line-break/></text:span><text:soft-page-break/><text:span text:style-name="T111">Pre-</text:span><text:span text:style-name="T112">condizioni: - </text:span><text:span text:style-name="T165">o </text:span><text:span text:style-name="T131">presenta tutti gli attributi inizializzati</text:span><text:span text:style-name="T113"><text:line-break/></text:span><text:span text:style-name="T105">Post-condizioni: - </text:span><text:span text:style-name="T166">o </text:span><text:span text:style-name="T132">è stato associato a </text:span><text:span text:style-name="T178">c</text:span><text:span text:style-name="T132"> tramite “gestisce”</text:span></text:p>
      <text:p text:style-name="P126"/>
      <text:p text:style-name="P127"><text:span text:style-name="T108">Operazione: </text:span><text:span text:style-name="T119">lockCredito</text:span><text:span text:style-name="T114">(</text:span><text:span text:style-name="T109">)<text:line-break/>R</text:span><text:span text:style-name="T110">iferimenti: </text:span><text:span text:style-name="T111">Caso d’uso UC6<text:line-break/>Pre-</text:span><text:span text:style-name="T112">condizioni: - </text:span><text:span text:style-name="T167">o </text:span><text:span text:style-name="T133">è associato a </text:span><text:span text:style-name="T180">c</text:span><text:span text:style-name="T152"> tramite “gestisce”</text:span><text:span text:style-name="T113"><text:line-break/></text:span><text:span text:style-name="T105">Post-condizioni: - </text:span><text:span text:style-name="T168">o </text:span><text:span text:style-name="T134">è stato associato a </text:span><text:span text:style-name="T133"><text:s/></text:span><text:span text:style-name="T151">Notifica </text:span><text:span text:style-name="T179">n</text:span><text:span text:style-name="T134"> tramite “</text:span><text:span text:style-name="T152">effettua</text:span><text:span text:style-name="T134">”<text:line-break/><text:tab/><text:tab/> <text:s text:c="3"/>- </text:span><text:span text:style-name="T183">cre.</text:span><text:span text:style-name="T156">disponibile viene aggiornato</text:span></text:p>
      <text:p text:style-name="P72"/>
      <text:h text:style-name="P261" text:outline-level="3">Caso d’uso UC7 (<text:span text:style-name="T298">Accettazione task e invio richiesta di ritiro</text:span>): <text:span text:style-name="T301">Contratti delle operazioni</text:span></text:h>
      <text:p text:style-name="P137"><text:span text:style-name="T108">Operazione: </text:span><text:span text:style-name="T120">NnuovoTask</text:span><text:span text:style-name="T114">(</text:span><text:span text:style-name="T120">fileTask:String</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53">Ordine </text:span><text:span text:style-name="T181">o</text:span><text:span text:style-name="T153"> è associato a</text:span><text:span text:style-name="T135"> Notifica </text:span><text:span text:style-name="T169">n</text:span><text:span text:style-name="T135"> </text:span><text:span text:style-name="T153">tramite “effettua”</text:span><text:span text:style-name="T113"><text:line-break/></text:span><text:span text:style-name="T105">Post-condizioni: - </text:span></text:p>
      <text:p text:style-name="P73"/>
      <text:p text:style-name="P135"><text:span text:style-name="T108">Operazione: </text:span><text:span text:style-name="T121">VisionaFile</text:span><text:span text:style-name="T114">(</text:span><text:span text:style-name="T120">fileTask:String</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36">Esiste la relazione tra </text:span><text:span text:style-name="T170">c </text:span><text:span text:style-name="T136">e </text:span><text:span text:style-name="T170">o</text:span><text:span text:style-name="T136"> </text:span><text:span text:style-name="T154">tramite “gestisce”</text:span><text:span text:style-name="T113"><text:line-break/></text:span><text:span text:style-name="T105">Post-condizioni: - </text:span></text:p>
      <text:p text:style-name="P74"/>
      <text:p text:style-name="P132"><text:span text:style-name="T108">Operazione: </text:span><text:span text:style-name="T122">AccettaTask</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36">Esiste la relazione tra </text:span><text:span text:style-name="T170">c </text:span><text:span text:style-name="T136">e </text:span><text:span text:style-name="T170">os</text:span><text:span text:style-name="T113"><text:line-break/></text:span><text:span text:style-name="T105">Post-condizioni: - </text:span><text:span text:style-name="T171">n</text:span><text:span text:style-name="T137">.accettato è stato inizializzato</text:span></text:p>
      <text:p text:style-name="P75"/>
      <text:p text:style-name="P129"><text:span text:style-name="T108">Operazione: </text:span><text:span text:style-name="T123">NTaskAccettat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2">n</text:span><text:span text:style-name="T138">.accettato è inizializzato</text:span><text:span text:style-name="T113"><text:line-break/></text:span><text:span text:style-name="T105">Post-condizioni: -</text:span></text:p>
      <text:p text:style-name="P77"/>
      <text:p text:style-name="P133"><text:span text:style-name="T108">Operazione: </text:span><text:span text:style-name="T124">RegistraConsumoCredit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2">n</text:span><text:span text:style-name="T138">.accettato è inizializzato</text:span><text:span text:style-name="T113"><text:line-break/></text:span><text:span text:style-name="T105">Post-condizioni: - </text:span><text:span text:style-name="T139">Copisteria </text:span><text:span text:style-name="T182">c</text:span><text:span text:style-name="T139"> e Credito </text:span><text:span text:style-name="T182">cre</text:span><text:span text:style-name="T139"> sono stati associati tramite “</text:span><text:span text:style-name="T155">detrae</text:span><text:span text:style-name="T139">”<text:line-break/><text:tab/><text:tab/> <text:s text:c="3"/>- </text:span><text:span text:style-name="T184">cre</text:span><text:span text:style-name="T157">.totale viene aggiornato</text:span></text:p>
      <text:p text:style-name="P78"/>
      <text:p text:style-name="P134"><text:span text:style-name="T108">Operazione: </text:span><text:span text:style-name="T125">ConfermaRitiro</text:span><text:span text:style-name="T114">(</text:span><text:span text:style-name="T109">)<text:line-break/>R</text:span><text:span text:style-name="T110">iferimenti: </text:span><text:span text:style-name="T111">Caso d’uso UC</text:span><text:span text:style-name="T121">7</text:span><text:span text:style-name="T111"><text:line-break/></text:span><text:soft-page-break/><text:span text:style-name="T111">Pre-</text:span><text:span text:style-name="T112">condizioni: - </text:span><text:span text:style-name="T172">n</text:span><text:span text:style-name="T138">.accettato è inizializzato</text:span><text:span text:style-name="T113"><text:line-break/></text:span><text:span text:style-name="T105">Post-condizioni: - </text:span><text:span text:style-name="T173">n</text:span><text:span text:style-name="T140">.stampato </text:span><text:span text:style-name="T141">è stato</text:span><text:span text:style-name="T140"> inizializzato</text:span></text:p>
      <text:p text:style-name="P77"/>
      <text:p text:style-name="P79"/>
      <text:p text:style-name="P130"><text:span text:style-name="T108">Operazione: </text:span><text:span text:style-name="T126">N</text:span><text:span text:style-name="T125">Ritir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3">n</text:span><text:span text:style-name="T140">.stampato </text:span><text:span text:style-name="T141">è</text:span><text:span text:style-name="T140"> inizializzato</text:span><text:span text:style-name="T113"><text:line-break/></text:span><text:span text:style-name="T105">Post-condizioni: -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h text:style-name="Heading_20_2" text:outline-level="2">2.<text:span text:style-name="T303">4</text:span> – <text:span text:style-name="T303">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2-04T21:24:38.650528767</dc:date>
    <meta:editing-duration>P1DT4H4M52S</meta:editing-duration>
    <meta:editing-cycles>581</meta:editing-cycles>
    <meta:document-statistic meta:table-count="0" meta:image-count="7" meta:object-count="0" meta:page-count="27" meta:paragraph-count="279" meta:word-count="4322" meta:character-count="29512" meta:non-whitespace-character-count="25406"/>
  </office:meta>
</office:document-meta>
</file>